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8.93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1676-0336</text:p>
          </table:table-cell>
          <table:table-cell office:value-type="string">
            <text:p>SERVIÇO SOCIAL <text:s text:c="35"/></text:p>
          </table:table-cell>
          <table:table-cell office:value-type="string">
            <text:p>A Terceira Ida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55</text:p>
          </table:table-cell>
          <table:table-cell office:value-type="string">
            <text:p>SERVIÇO SOCIAL <text:s text:c="35"/></text:p>
          </table:table-cell>
          <table:table-cell office:value-type="string">
            <text:p>Achegas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03-5253</text:p>
          </table:table-cell>
          <table:table-cell office:value-type="string">
            <text:p>SERVIÇO SOCIAL <text:s text:c="35"/></text:p>
          </table:table-cell>
          <table:table-cell office:value-type="string">
            <text:p>Acta Paediatrica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94-4524</text:p>
          </table:table-cell>
          <table:table-cell office:value-type="string">
            <text:p>SERVIÇO SOCIAL <text:s text:c="35"/></text:p>
          </table:table-cell>
          <table:table-cell office:value-type="string">
            <text:p>Actuel Mar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98</text:p>
          </table:table-cell>
          <table:table-cell office:value-type="string">
            <text:p>SERVIÇO SOCIAL <text:s text:c="35"/></text:p>
          </table:table-cell>
          <table:table-cell office:value-type="string">
            <text:p>Ágora ( PPGTP/UFRJ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507</text:p>
          </table:table-cell>
          <table:table-cell office:value-type="string">
            <text:p>SERVIÇO SOCIAL <text:s text:c="35"/></text:p>
          </table:table-cell>
          <table:table-cell office:value-type="string">
            <text:p>Agora (UN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211</text:p>
          </table:table-cell>
          <table:table-cell office:value-type="string">
            <text:p>SERVIÇO SOCIAL <text:s text:c="35"/></text:p>
          </table:table-cell>
          <table:table-cell office:value-type="string">
            <text:p>Aleph (UFF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60</text:p>
          </table:table-cell>
          <table:table-cell office:value-type="string">
            <text:p>SERVIÇO SOCIAL <text:s text:c="35"/></text:p>
          </table:table-cell>
          <table:table-cell office:value-type="string">
            <text:p>Âmbito Juríd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90-1230</text:p>
          </table:table-cell>
          <table:table-cell office:value-type="string">
            <text:p>SERVIÇO SOCIAL <text:s text:c="35"/></text:p>
          </table:table-cell>
          <table:table-cell office:value-type="string">
            <text:p>America Latina en Movimient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0-0036</text:p>
          </table:table-cell>
          <table:table-cell office:value-type="string">
            <text:p>SERVIÇO SOCIAL <text:s text:c="35"/></text:p>
          </table:table-cell>
          <table:table-cell office:value-type="string">
            <text:p>American Journal of Public Health (197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1853</text:p>
          </table:table-cell>
          <table:table-cell office:value-type="string">
            <text:p>SERVIÇO SOCIAL <text:s text:c="35"/></text:p>
          </table:table-cell>
          <table:table-cell office:value-type="string">
            <text:p>Anales del Museo Nacional de Antropología Nos-Otr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680</text:p>
          </table:table-cell>
          <table:table-cell office:value-type="string">
            <text:p>SERVIÇO SOCIAL <text:s text:c="35"/></text:p>
          </table:table-cell>
          <table:table-cell office:value-type="string">
            <text:p>Análise (PUCR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253</text:p>
          </table:table-cell>
          <table:table-cell office:value-type="string">
            <text:p>SERVIÇO SOCIAL <text:s text:c="35"/></text:p>
          </table:table-cell>
          <table:table-cell office:value-type="string">
            <text:p>Ariús: Revista de Ciências Humanas e Artes (UFCG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94-7480</text:p>
          </table:table-cell>
          <table:table-cell office:value-type="string">
            <text:p>SERVIÇO SOCIAL <text:s text:c="35"/></text:p>
          </table:table-cell>
          <table:table-cell office:value-type="string">
            <text:p>Arqueologia Sur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66-782X</text:p>
          </table:table-cell>
          <table:table-cell office:value-type="string">
            <text:p>SERVIÇO SOCIAL <text:s text:c="35"/></text:p>
          </table:table-cell>
          <table:table-cell office:value-type="string">
            <text:p>Arquivos Brasileiros de Cardiolog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692</text:p>
          </table:table-cell>
          <table:table-cell office:value-type="string">
            <text:p>SERVIÇO SOCIAL <text:s text:c="35"/></text:p>
          </table:table-cell>
          <table:table-cell office:value-type="string">
            <text:p>Arquivos Brasileiros de Psicologia (Rio de Janeiro. 1979) (Cessou em 2002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SERVIÇO SOCIAL <text:s text:c="35"/></text:p>
          </table:table-cell>
          <table:table-cell office:value-type="string">
            <text:p>Arquivos do Instituto Brasileiro de Direito Social Cesarino Jún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067</text:p>
          </table:table-cell>
          <table:table-cell office:value-type="string">
            <text:p>SERVIÇO SOCIAL <text:s text:c="35"/></text:p>
          </table:table-cell>
          <table:table-cell office:value-type="string">
            <text:p>Arquivos Médicos dos Hospitais e da Faculdade de Ciências Médicas da Santa Casa de São Paul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603</text:p>
          </table:table-cell>
          <table:table-cell office:value-type="string">
            <text:p>SERVIÇO SOCIAL <text:s text:c="35"/></text:p>
          </table:table-cell>
          <table:table-cell office:value-type="string">
            <text:p>ArtCultura (UFU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8946</text:p>
          </table:table-cell>
          <table:table-cell office:value-type="string">
            <text:p>SERVIÇO SOCIAL <text:s text:c="35"/></text:p>
          </table:table-cell>
          <table:table-cell office:value-type="string">
            <text:p>Athenea Digit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742</text:p>
          </table:table-cell>
          <table:table-cell office:value-type="string">
            <text:p>SERVIÇO SOCIAL <text:s text:c="35"/></text:p>
          </table:table-cell>
          <table:table-cell office:value-type="string">
            <text:p>Atualidade Teológica (PUC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0518</text:p>
          </table:table-cell>
          <table:table-cell office:value-type="string">
            <text:p>SERVIÇO SOCIAL <text:s text:c="35"/></text:p>
          </table:table-cell>
          <table:table-cell office:value-type="string">
            <text:p>Bagoas : Revista de Estudos Gay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117</text:p>
          </table:table-cell>
          <table:table-cell office:value-type="string">
            <text:p>SERVIÇO SOCIAL <text:s text:c="35"/></text:p>
          </table:table-cell>
          <table:table-cell office:value-type="string">
            <text:p>Bahia Analise &amp; D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578</text:p>
          </table:table-cell>
          <table:table-cell office:value-type="string">
            <text:p>SERVIÇO SOCIAL <text:s text:c="35"/></text:p>
          </table:table-cell>
          <table:table-cell office:value-type="string">
            <text:p>Barbarói (UNI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401</text:p>
          </table:table-cell>
          <table:table-cell office:value-type="string">
            <text:p>SERVIÇO SOCIAL <text:s text:c="35"/></text:p>
          </table:table-cell>
          <table:table-cell office:value-type="string">
            <text:p>Bioética (Brasília) (Cessou em 2006. Cont. ISSN 1983-8042 Revista Bioética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150</text:p>
          </table:table-cell>
          <table:table-cell office:value-type="string">
            <text:p>SERVIÇO SOCIAL <text:s text:c="35"/></text:p>
          </table:table-cell>
          <table:table-cell office:value-type="string">
            <text:p>BJA Boletim de Jurisprudên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3137</text:p>
          </table:table-cell>
          <table:table-cell office:value-type="string">
            <text:p>SERVIÇO SOCIAL <text:s text:c="35"/></text:p>
          </table:table-cell>
          <table:table-cell office:value-type="string">
            <text:p>BOCC. Biblioteca On-line de Ciências da Comunic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781</text:p>
          </table:table-cell>
          <table:table-cell office:value-type="string">
            <text:p>SERVIÇO SOCIAL <text:s text:c="35"/></text:p>
          </table:table-cell>
          <table:table-cell office:value-type="string">
            <text:p>Boletim da Comissão Maranhense de Folclor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001</text:p>
          </table:table-cell>
          <table:table-cell office:value-type="string">
            <text:p>SERVIÇO SOCIAL <text:s text:c="35"/></text:p>
          </table:table-cell>
          <table:table-cell office:value-type="string">
            <text:p>Boletim da Saúd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9X</text:p>
          </table:table-cell>
          <table:table-cell office:value-type="string">
            <text:p>SERVIÇO SOCIAL <text:s text:c="35"/></text:p>
          </table:table-cell>
          <table:table-cell office:value-type="string">
            <text:p>Boletim Técnico do SENA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SERVIÇO SOCIAL <text:s text:c="35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10-4381</text:p>
          </table:table-cell>
          <table:table-cell office:value-type="string">
            <text:p>SERVIÇO SOCIAL <text:s text:c="35"/></text:p>
          </table:table-cell>
          <table:table-cell office:value-type="string">
            <text:p>Build (Wellingt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3609</text:p>
          </table:table-cell>
          <table:table-cell office:value-type="string">
            <text:p>SERVIÇO SOCIAL <text:s text:c="35"/></text:p>
          </table:table-cell>
          <table:table-cell office:value-type="string">
            <text:p>Business and Society Review (197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979</text:p>
          </table:table-cell>
          <table:table-cell office:value-type="string">
            <text:p>SERVIÇO SOCIAL <text:s text:c="35"/></text:p>
          </table:table-cell>
          <table:table-cell office:value-type="string">
            <text:p>Caderno CRH (UFBA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256-502X</text:p>
          </table:table-cell>
          <table:table-cell office:value-type="string">
            <text:p>SERVIÇO SOCIAL <text:s text:c="35"/></text:p>
          </table:table-cell>
          <table:table-cell office:value-type="string">
            <text:p>Caderno de Cultura do Sindicato dos Professores de Campinas e Regi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492</text:p>
          </table:table-cell>
          <table:table-cell office:value-type="string">
            <text:p>SERVIÇO SOCIAL <text:s text:c="35"/></text:p>
          </table:table-cell>
          <table:table-cell office:value-type="string">
            <text:p>Caderno Pós Ciências Sociais (UFMA) (Cessou em 2005. Cont. 1983-4527 Revista Pós Ciências Sociais (UFMA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484</text:p>
          </table:table-cell>
          <table:table-cell office:value-type="string">
            <text:p>SERVIÇO SOCIAL <text:s text:c="35"/></text:p>
          </table:table-cell>
          <table:table-cell office:value-type="string">
            <text:p>Cadernos ABONG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95</text:p>
          </table:table-cell>
          <table:table-cell office:value-type="string">
            <text:p>SERVIÇO SOCIAL <text:s text:c="35"/></text:p>
          </table:table-cell>
          <table:table-cell office:value-type="string">
            <text:p>Cadernos Camilliani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758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175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Pesquisa - Universidade Federal do Maranh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352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Pesquisa: Anuário da Graduação do Departamento de Serviço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307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Pós-Graduação em Distúrbios do Desenvolvimento (Cessou em 2002. Cont. ISSN 1809-4139 Cadernos de Pós Graduação em Distúrbios do Desenvolvimento (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Saúde Pública (EN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650</text:p>
          </table:table-cell>
          <table:table-cell office:value-type="string">
            <text:p>SERVIÇO SOCIAL <text:s text:c="35"/></text:p>
          </table:table-cell>
          <table:table-cell office:value-type="string">
            <text:p>Cadernos de Serviço Social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10X</text:p>
          </table:table-cell>
          <table:table-cell office:value-type="string">
            <text:p>SERVIÇO SOCIAL <text:s text:c="35"/></text:p>
          </table:table-cell>
          <table:table-cell office:value-type="string">
            <text:p>Cadernos do CEAM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09X</text:p>
          </table:table-cell>
          <table:table-cell office:value-type="string">
            <text:p>SERVIÇO SOCIAL <text:s text:c="35"/></text:p>
          </table:table-cell>
          <table:table-cell office:value-type="string">
            <text:p>Cadernos do CES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60</text:p>
          </table:table-cell>
          <table:table-cell office:value-type="string">
            <text:p>SERVIÇO SOCIAL <text:s text:c="35"/></text:p>
          </table:table-cell>
          <table:table-cell office:value-type="string">
            <text:p>Cadernos IPUB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422</text:p>
          </table:table-cell>
          <table:table-cell office:value-type="string">
            <text:p>SERVIÇO SOCIAL <text:s text:c="35"/></text:p>
          </table:table-cell>
          <table:table-cell office:value-type="string">
            <text:p>Cadernos Metrópole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333</text:p>
          </table:table-cell>
          <table:table-cell office:value-type="string">
            <text:p>SERVIÇO SOCIAL <text:s text:c="35"/></text:p>
          </table:table-cell>
          <table:table-cell office:value-type="string">
            <text:p>Cadernos Pagu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4784</text:p>
          </table:table-cell>
          <table:table-cell office:value-type="string">
            <text:p>SERVIÇO SOCIAL <text:s text:c="35"/></text:p>
          </table:table-cell>
          <table:table-cell office:value-type="string">
            <text:p>Cadernos UFS. Serviço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475</text:p>
          </table:table-cell>
          <table:table-cell office:value-type="string">
            <text:p>SERVIÇO SOCIAL <text:s text:c="35"/></text:p>
          </table:table-cell>
          <table:table-cell office:value-type="string">
            <text:p>Cadernos UniFO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853</text:p>
          </table:table-cell>
          <table:table-cell office:value-type="string">
            <text:p>SERVIÇO SOCIAL <text:s text:c="35"/></text:p>
          </table:table-cell>
          <table:table-cell office:value-type="string">
            <text:p>Cambiassú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034</text:p>
          </table:table-cell>
          <table:table-cell office:value-type="string">
            <text:p>SERVIÇO SOCIAL <text:s text:c="35"/></text:p>
          </table:table-cell>
          <table:table-cell office:value-type="string">
            <text:p>Caminhos (UC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532</text:p>
          </table:table-cell>
          <table:table-cell office:value-type="string">
            <text:p>SERVIÇO SOCIAL <text:s text:c="35"/></text:p>
          </table:table-cell>
          <table:table-cell office:value-type="string">
            <text:p>Carta CEP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8843</text:p>
          </table:table-cell>
          <table:table-cell office:value-type="string">
            <text:p>SERVIÇO SOCIAL <text:s text:c="35"/></text:p>
          </table:table-cell>
          <table:table-cell office:value-type="string">
            <text:p>Cátedra Paralela (Universidad Nacional de Rosar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109</text:p>
          </table:table-cell>
          <table:table-cell office:value-type="string">
            <text:p>SERVIÇO SOCIAL <text:s text:c="35"/></text:p>
          </table:table-cell>
          <table:table-cell office:value-type="string">
            <text:p>CES Revista (CES/JF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4049</text:p>
          </table:table-cell>
          <table:table-cell office:value-type="string">
            <text:p>SERVIÇO SOCIAL <text:s text:c="35"/></text:p>
          </table:table-cell>
          <table:table-cell office:value-type="string">
            <text:p>CETEC. Revista de Ciência, Empreendedorismo e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46-2250</text:p>
          </table:table-cell>
          <table:table-cell office:value-type="string">
            <text:p>SERVIÇO SOCIAL <text:s text:c="35"/></text:p>
          </table:table-cell>
          <table:table-cell office:value-type="string">
            <text:p>Children, Youth and Environment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SERVIÇO SOCIAL <text:s text:c="35"/></text:p>
          </table:table-cell>
          <table:table-cell office:value-type="string">
            <text:p>Ciência e Cultura (Barre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SERVIÇO SOCIAL <text:s text:c="35"/></text:p>
          </table:table-cell>
          <table:table-cell office:value-type="string">
            <text:p>Ciência e Saúde Coleti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515</text:p>
          </table:table-cell>
          <table:table-cell office:value-type="string">
            <text:p>SERVIÇO SOCIAL <text:s text:c="35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861</text:p>
          </table:table-cell>
          <table:table-cell office:value-type="string">
            <text:p>SERVIÇO SOCIAL <text:s text:c="35"/></text:p>
          </table:table-cell>
          <table:table-cell office:value-type="string">
            <text:p>Ciência, Cuidado &amp; Saú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192</text:p>
          </table:table-cell>
          <table:table-cell office:value-type="string">
            <text:p>SERVIÇO SOCIAL <text:s text:c="35"/></text:p>
          </table:table-cell>
          <table:table-cell office:value-type="string">
            <text:p>Ciências Humanas em Revista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50</text:p>
          </table:table-cell>
          <table:table-cell office:value-type="string">
            <text:p>SERVIÇO SOCIAL <text:s text:c="35"/></text:p>
          </table:table-cell>
          <table:table-cell office:value-type="string">
            <text:p>Ciências Sociais Unisi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463</text:p>
          </table:table-cell>
          <table:table-cell office:value-type="string">
            <text:p>SERVIÇO SOCIAL <text:s text:c="35"/></text:p>
          </table:table-cell>
          <table:table-cell office:value-type="string">
            <text:p>Ciencias Sociales y Religión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089</text:p>
          </table:table-cell>
          <table:table-cell office:value-type="string">
            <text:p>SERVIÇO SOCIAL <text:s text:c="35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9487</text:p>
          </table:table-cell>
          <table:table-cell office:value-type="string">
            <text:p>SERVIÇO SOCIAL <text:s text:c="35"/></text:p>
          </table:table-cell>
          <table:table-cell office:value-type="string">
            <text:p>Clio. Série História do Nordeste (UFP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54</text:p>
          </table:table-cell>
          <table:table-cell office:value-type="string">
            <text:p>SERVIÇO SOCIAL <text:s text:c="35"/></text:p>
          </table:table-cell>
          <table:table-cell office:value-type="string">
            <text:p>ComCiência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5661</text:p>
          </table:table-cell>
          <table:table-cell office:value-type="string">
            <text:p>SERVIÇO SOCIAL <text:s text:c="35"/></text:p>
          </table:table-cell>
          <table:table-cell office:value-type="string">
            <text:p>Community Dentistry and Oral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204</text:p>
          </table:table-cell>
          <table:table-cell office:value-type="string">
            <text:p>SERVIÇO SOCIAL <text:s text:c="35"/></text:p>
          </table:table-cell>
          <table:table-cell office:value-type="string">
            <text:p>Conceitos (João Pess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2856</text:p>
          </table:table-cell>
          <table:table-cell office:value-type="string">
            <text:p>SERVIÇO SOCIAL <text:s text:c="35"/></text:p>
          </table:table-cell>
          <table:table-cell office:value-type="string">
            <text:p>Conciencia Soci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4425</text:p>
          </table:table-cell>
          <table:table-cell office:value-type="string">
            <text:p>SERVIÇO SOCIAL <text:s text:c="35"/></text:p>
          </table:table-cell>
          <table:table-cell office:value-type="string">
            <text:p>Conexões (Belé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529</text:p>
          </table:table-cell>
          <table:table-cell office:value-type="string">
            <text:p>SERVIÇO SOCIAL <text:s text:c="35"/></text:p>
          </table:table-cell>
          <table:table-cell office:value-type="string">
            <text:p>Contexto Internacional (PUC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34-0679</text:p>
          </table:table-cell>
          <table:table-cell office:value-type="string">
            <text:p>SERVIÇO SOCIAL <text:s text:c="35"/></text:p>
          </table:table-cell>
          <table:table-cell office:value-type="string">
            <text:p>Contexto Latinoamerican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7828</text:p>
          </table:table-cell>
          <table:table-cell office:value-type="string">
            <text:p>SERVIÇO SOCIAL <text:s text:c="35"/></text:p>
          </table:table-cell>
          <table:table-cell office:value-type="string">
            <text:p>Contextos (Santiag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7833</text:p>
          </table:table-cell>
          <table:table-cell office:value-type="string">
            <text:p>SERVIÇO SOCIAL <text:s text:c="35"/></text:p>
          </table:table-cell>
          <table:table-cell office:value-type="string">
            <text:p>Contribuciones a las Ciencias Soci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05-1435</text:p>
          </table:table-cell>
          <table:table-cell office:value-type="string">
            <text:p>SERVIÇO SOCIAL <text:s text:c="35"/></text:p>
          </table:table-cell>
          <table:table-cell office:value-type="string">
            <text:p>Convergencía (Toluc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152X</text:p>
          </table:table-cell>
          <table:table-cell office:value-type="string">
            <text:p>SERVIÇO SOCIAL <text:s text:c="35"/></text:p>
          </table:table-cell>
          <table:table-cell office:value-type="string">
            <text:p>Critica Marxista (Rom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9321</text:p>
          </table:table-cell>
          <table:table-cell office:value-type="string">
            <text:p>SERVIÇO SOCIAL <text:s text:c="35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655</text:p>
          </table:table-cell>
          <table:table-cell office:value-type="string">
            <text:p>SERVIÇO SOCIAL <text:s text:c="35"/></text:p>
          </table:table-cell>
          <table:table-cell office:value-type="string">
            <text:p>Crítica Social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689</text:p>
          </table:table-cell>
          <table:table-cell office:value-type="string">
            <text:p>SERVIÇO SOCIAL <text:s text:c="35"/></text:p>
          </table:table-cell>
          <table:table-cell office:value-type="string">
            <text:p>Cronos (Nata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140</text:p>
          </table:table-cell>
          <table:table-cell office:value-type="string">
            <text:p>SERVIÇO SOCIAL <text:s text:c="35"/></text:p>
          </table:table-cell>
          <table:table-cell office:value-type="string">
            <text:p>CSOnline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222X</text:p>
          </table:table-cell>
          <table:table-cell office:value-type="string">
            <text:p>SERVIÇO SOCIAL <text:s text:c="35"/></text:p>
          </table:table-cell>
          <table:table-cell office:value-type="string">
            <text:p>Cultura Voz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727</text:p>
          </table:table-cell>
          <table:table-cell office:value-type="string">
            <text:p>SERVIÇO SOCIAL <text:s text:c="35"/></text:p>
          </table:table-cell>
          <table:table-cell office:value-type="string">
            <text:p>Cultura y Religión (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78-3366</text:p>
          </table:table-cell>
          <table:table-cell office:value-type="string">
            <text:p>SERVIÇO SOCIAL <text:s text:c="35"/></text:p>
          </table:table-cell>
          <table:table-cell office:value-type="string">
            <text:p>Cybergeo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1-7242</text:p>
          </table:table-cell>
          <table:table-cell office:value-type="string">
            <text:p>SERVIÇO SOCIAL <text:s text:c="35"/></text:p>
          </table:table-cell>
          <table:table-cell office:value-type="string">
            <text:p>Debate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0101</text:p>
          </table:table-cell>
          <table:table-cell office:value-type="string">
            <text:p>SERVIÇO SOCIAL <text:s text:c="35"/></text:p>
          </table:table-cell>
          <table:table-cell office:value-type="string">
            <text:p>Delito y Sociedad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499</text:p>
          </table:table-cell>
          <table:table-cell office:value-type="string">
            <text:p>SERVIÇO SOCIAL <text:s text:c="35"/></text:p>
          </table:table-cell>
          <table:table-cell office:value-type="string">
            <text:p>Democracia V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234</text:p>
          </table:table-cell>
          <table:table-cell office:value-type="string">
            <text:p>SERVIÇO SOCIAL <text:s text:c="35"/></text:p>
          </table:table-cell>
          <table:table-cell office:value-type="string">
            <text:p>Democratizar (Faete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4226</text:p>
          </table:table-cell>
          <table:table-cell office:value-type="string">
            <text:p>SERVIÇO SOCIAL <text:s text:c="35"/></text:p>
          </table:table-cell>
          <table:table-cell office:value-type="string">
            <text:p>Desafios Sociais (UFR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8731</text:p>
          </table:table-cell>
          <table:table-cell office:value-type="string">
            <text:p>SERVIÇO SOCIAL <text:s text:c="35"/></text:p>
          </table:table-cell>
          <table:table-cell office:value-type="string">
            <text:p>Developing World Bioethic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73</text:p>
          </table:table-cell>
          <table:table-cell office:value-type="string">
            <text:p>SERVIÇO SOCIAL <text:s text:c="35"/></text:p>
          </table:table-cell>
          <table:table-cell office:value-type="string">
            <text:p>Diálogos &amp; Parce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656</text:p>
          </table:table-cell>
          <table:table-cell office:value-type="string">
            <text:p>SERVIÇO SOCIAL <text:s text:c="35"/></text:p>
          </table:table-cell>
          <table:table-cell office:value-type="string">
            <text:p>Dialogus (Ribeirão Pret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8921</text:p>
          </table:table-cell>
          <table:table-cell office:value-type="string">
            <text:p>SERVIÇO SOCIAL <text:s text:c="35"/></text:p>
          </table:table-cell>
          <table:table-cell office:value-type="string">
            <text:p>Divers@! (Matinh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212</text:p>
          </table:table-cell>
          <table:table-cell office:value-type="string">
            <text:p>SERVIÇO SOCIAL <text:s text:c="35"/></text:p>
          </table:table-cell>
          <table:table-cell office:value-type="string">
            <text:p>Docencia (Santiag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1-9536</text:p>
          </table:table-cell>
          <table:table-cell office:value-type="string">
            <text:p>SERVIÇO SOCIAL <text:s text:c="35"/></text:p>
          </table:table-cell>
          <table:table-cell office:value-type="string">
            <text:p>Dynamis (Granad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7-0737</text:p>
          </table:table-cell>
          <table:table-cell office:value-type="string">
            <text:p>SERVIÇO SOCIAL <text:s text:c="35"/></text:p>
          </table:table-cell>
          <table:table-cell office:value-type="string">
            <text:p>E-cadernos 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SERVIÇO SOCIAL <text:s text:c="35"/></text:p>
          </table:table-cell>
          <table:table-cell office:value-type="string">
            <text:p>Ecological Economic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0315</text:p>
          </table:table-cell>
          <table:table-cell office:value-type="string">
            <text:p>SERVIÇO SOCIAL <text:s text:c="35"/></text:p>
          </table:table-cell>
          <table:table-cell office:value-type="string">
            <text:p>Ecos do IES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88X</text:p>
          </table:table-cell>
          <table:table-cell office:value-type="string">
            <text:p>SERVIÇO SOCIAL <text:s text:c="35"/></text:p>
          </table:table-cell>
          <table:table-cell office:value-type="string">
            <text:p>Ecos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902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&amp; Linguage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65X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(PUCR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86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031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(UFS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209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Brasil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6097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e Emancipação (UF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143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e Realidad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4698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em Revista (UFMG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26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em Revista (UNESP. Mar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28</text:p>
          </table:table-cell>
          <table:table-cell office:value-type="string">
            <text:p>SERVIÇO SOCIAL <text:s text:c="35"/></text:p>
          </table:table-cell>
          <table:table-cell office:value-type="string">
            <text:p>Educação Significa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05X</text:p>
          </table:table-cell>
          <table:table-cell office:value-type="string">
            <text:p>SERVIÇO SOCIAL <text:s text:c="35"/></text:p>
          </table:table-cell>
          <table:table-cell office:value-type="string">
            <text:p>Educació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4910</text:p>
          </table:table-cell>
          <table:table-cell office:value-type="string">
            <text:p>SERVIÇO SOCIAL <text:s text:c="35"/></text:p>
          </table:table-cell>
          <table:table-cell office:value-type="string">
            <text:p>EDUCERE (Mérid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208</text:p>
          </table:table-cell>
          <table:table-cell office:value-type="string">
            <text:p>SERVIÇO SOCIAL <text:s text:c="35"/></text:p>
          </table:table-cell>
          <table:table-cell office:value-type="string">
            <text:p>Educere et Educar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842</text:p>
          </table:table-cell>
          <table:table-cell office:value-type="string">
            <text:p>SERVIÇO SOCIAL <text:s text:c="35"/></text:p>
          </table:table-cell>
          <table:table-cell office:value-type="string">
            <text:p>Em Debate (PUCRJ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609</text:p>
          </table:table-cell>
          <table:table-cell office:value-type="string">
            <text:p>SERVIÇO SOCIAL <text:s text:c="35"/></text:p>
          </table:table-cell>
          <table:table-cell office:value-type="string">
            <text:p>Em Pauta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7814</text:p>
          </table:table-cell>
          <table:table-cell office:value-type="string">
            <text:p>SERVIÇO SOCIAL <text:s text:c="35"/></text:p>
          </table:table-cell>
          <table:table-cell office:value-type="string">
            <text:p>Emancipação (Online) (Ponta Gros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11</text:p>
          </table:table-cell>
          <table:table-cell office:value-type="string">
            <text:p>SERVIÇO SOCIAL <text:s text:c="35"/></text:p>
          </table:table-cell>
          <table:table-cell office:value-type="string">
            <text:p>Emancipação (UEPG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0-6040</text:p>
          </table:table-cell>
          <table:table-cell office:value-type="string">
            <text:p>SERVIÇO SOCIAL <text:s text:c="35"/></text:p>
          </table:table-cell>
          <table:table-cell office:value-type="string">
            <text:p>Emerging Infectious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39X</text:p>
          </table:table-cell>
          <table:table-cell office:value-type="string">
            <text:p>SERVIÇO SOCIAL <text:s text:c="35"/></text:p>
          </table:table-cell>
          <table:table-cell office:value-type="string">
            <text:p>Enfermagem Atual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6141</text:p>
          </table:table-cell>
          <table:table-cell office:value-type="string">
            <text:p>SERVIÇO SOCIAL <text:s text:c="35"/></text:p>
          </table:table-cell>
          <table:table-cell office:value-type="string">
            <text:p>Enfermería Glob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036</text:p>
          </table:table-cell>
          <table:table-cell office:value-type="string">
            <text:p>SERVIÇO SOCIAL <text:s text:c="35"/></text:p>
          </table:table-cell>
          <table:table-cell office:value-type="string">
            <text:p>Ensaio (Fundação Cesgranrio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2668</text:p>
          </table:table-cell>
          <table:table-cell office:value-type="string">
            <text:p>SERVIÇO SOCIAL <text:s text:c="35"/></text:p>
          </table:table-cell>
          <table:table-cell office:value-type="string">
            <text:p>Ensaios FEE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22X</text:p>
          </table:table-cell>
          <table:table-cell office:value-type="string">
            <text:p>SERVIÇO SOCIAL <text:s text:c="35"/></text:p>
          </table:table-cell>
          <table:table-cell office:value-type="string">
            <text:p>Esboços (UFSC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6-3942</text:p>
          </table:table-cell>
          <table:table-cell office:value-type="string">
            <text:p>SERVIÇO SOCIAL <text:s text:c="35"/></text:p>
          </table:table-cell>
          <table:table-cell office:value-type="string">
            <text:p>Escenarios (La Plat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8145</text:p>
          </table:table-cell>
          <table:table-cell office:value-type="string">
            <text:p>SERVIÇO SOCIAL <text:s text:c="35"/></text:p>
          </table:table-cell>
          <table:table-cell office:value-type="string">
            <text:p>Escola Anna Ne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4-0481</text:p>
          </table:table-cell>
          <table:table-cell office:value-type="string">
            <text:p>SERVIÇO SOCIAL <text:s text:c="35"/></text:p>
          </table:table-cell>
          <table:table-cell office:value-type="string">
            <text:p>Espaces et Société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132</text:p>
          </table:table-cell>
          <table:table-cell office:value-type="string">
            <text:p>SERVIÇO SOCIAL <text:s text:c="35"/></text:p>
          </table:table-cell>
          <table:table-cell office:value-type="string">
            <text:p>Estudo &amp; Debate (UNIVATES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014</text:p>
          </table:table-cell>
          <table:table-cell office:value-type="string">
            <text:p>SERVIÇO SOCIAL <text:s text:c="35"/></text:p>
          </table:table-cell>
          <table:table-cell office:value-type="string">
            <text:p>Estudos Avançados (US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94X</text:p>
          </table:table-cell>
          <table:table-cell office:value-type="string">
            <text:p>SERVIÇO SOCIAL <text:s text:c="35"/></text:p>
          </table:table-cell>
          <table:table-cell office:value-type="string">
            <text:p>Estudos de Psicologia (UFR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01X</text:p>
          </table:table-cell>
          <table:table-cell office:value-type="string">
            <text:p>SERVIÇO SOCIAL <text:s text:c="35"/></text:p>
          </table:table-cell>
          <table:table-cell office:value-type="string">
            <text:p>Estudos de Religiao (IM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00X</text:p>
          </table:table-cell>
          <table:table-cell office:value-type="string">
            <text:p>SERVIÇO SOCIAL <text:s text:c="35"/></text:p>
          </table:table-cell>
          <table:table-cell office:value-type="string">
            <text:p>Estudos de Sociolog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0144</text:p>
          </table:table-cell>
          <table:table-cell office:value-type="string">
            <text:p>SERVIÇO SOCIAL <text:s text:c="35"/></text:p>
          </table:table-cell>
          <table:table-cell office:value-type="string">
            <text:p>Estudos de Sociologia (São Paul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884</text:p>
          </table:table-cell>
          <table:table-cell office:value-type="string">
            <text:p>SERVIÇO SOCIAL <text:s text:c="35"/></text:p>
          </table:table-cell>
          <table:table-cell office:value-type="string">
            <text:p>Estudos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0-7161</text:p>
          </table:table-cell>
          <table:table-cell office:value-type="string">
            <text:p>SERVIÇO SOCIAL <text:s text:c="35"/></text:p>
          </table:table-cell>
          <table:table-cell office:value-type="string">
            <text:p>EURE (Santiago. Impres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9805</text:p>
          </table:table-cell>
          <table:table-cell office:value-type="string">
            <text:p>SERVIÇO SOCIAL <text:s text:c="35"/></text:p>
          </table:table-cell>
          <table:table-cell office:value-type="string">
            <text:p>European Archives of Paediatric Dentistry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93-2990</text:p>
          </table:table-cell>
          <table:table-cell office:value-type="string">
            <text:p>SERVIÇO SOCIAL <text:s text:c="35"/></text:p>
          </table:table-cell>
          <table:table-cell office:value-type="string">
            <text:p>European Journal of Epidem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3-9087</text:p>
          </table:table-cell>
          <table:table-cell office:value-type="string">
            <text:p>SERVIÇO SOCIAL <text:s text:c="35"/></text:p>
          </table:table-cell>
          <table:table-cell office:value-type="string">
            <text:p>European Journal of Physical and Rehabilitation Medicine (Testo Stampat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850</text:p>
          </table:table-cell>
          <table:table-cell office:value-type="string">
            <text:p>SERVIÇO SOCIAL <text:s text:c="35"/></text:p>
          </table:table-cell>
          <table:table-cell office:value-type="string">
            <text:p>Eutomia (Recif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069</text:p>
          </table:table-cell>
          <table:table-cell office:value-type="string">
            <text:p>SERVIÇO SOCIAL <text:s text:c="35"/></text:p>
          </table:table-cell>
          <table:table-cell office:value-type="string">
            <text:p>Expressão (Guaxupé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25</text:p>
          </table:table-cell>
          <table:table-cell office:value-type="string">
            <text:p>SERVIÇO SOCIAL <text:s text:c="35"/></text:p>
          </table:table-cell>
          <table:table-cell office:value-type="string">
            <text:p>Extensão em Rede (Blumena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7-6664</text:p>
          </table:table-cell>
          <table:table-cell office:value-type="string">
            <text:p>SERVIÇO SOCIAL <text:s text:c="35"/></text:p>
          </table:table-cell>
          <table:table-cell office:value-type="string">
            <text:p>Family Relation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39</text:p>
          </table:table-cell>
          <table:table-cell office:value-type="string">
            <text:p>SERVIÇO SOCIAL <text:s text:c="35"/></text:p>
          </table:table-cell>
          <table:table-cell office:value-type="string">
            <text:p>Faz Ciênci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8-3069</text:p>
          </table:table-cell>
          <table:table-cell office:value-type="string">
            <text:p>SERVIÇO SOCIAL <text:s text:c="35"/></text:p>
          </table:table-cell>
          <table:table-cell office:value-type="string">
            <text:p>Fermentum (Merid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494</text:p>
          </table:table-cell>
          <table:table-cell office:value-type="string">
            <text:p>SERVIÇO SOCIAL <text:s text:c="35"/></text:p>
          </table:table-cell>
          <table:table-cell office:value-type="string">
            <text:p>Fragmentos de Cultura (Goiân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8952</text:p>
          </table:table-cell>
          <table:table-cell office:value-type="string">
            <text:p>SERVIÇO SOCIAL <text:s text:c="35"/></text:p>
          </table:table-cell>
          <table:table-cell office:value-type="string">
            <text:p>Fronteras (Montevide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699</text:p>
          </table:table-cell>
          <table:table-cell office:value-type="string">
            <text:p>SERVIÇO SOCIAL <text:s text:c="35"/></text:p>
          </table:table-cell>
          <table:table-cell office:value-type="string">
            <text:p>Gênero (Niterói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002</text:p>
          </table:table-cell>
          <table:table-cell office:value-type="string">
            <text:p>SERVIÇO SOCIAL <text:s text:c="35"/></text:p>
          </table:table-cell>
          <table:table-cell office:value-type="string">
            <text:p>Geografares: Revista do Mestrado e do Departamento de Geografia, Centro de Ciências Humanas e Naturais, Universidade Federal do Espirito Sant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14X</text:p>
          </table:table-cell>
          <table:table-cell office:value-type="string">
            <text:p>SERVIÇO SOCIAL <text:s text:c="35"/></text:p>
          </table:table-cell>
          <table:table-cell office:value-type="string">
            <text:p>GEPROS. Gestão da Produção, Operações e Sistem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9787</text:p>
          </table:table-cell>
          <table:table-cell office:value-type="string">
            <text:p>SERVIÇO SOCIAL <text:s text:c="35"/></text:p>
          </table:table-cell>
          <table:table-cell office:value-type="string">
            <text:p>Germinal (Londrin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891</text:p>
          </table:table-cell>
          <table:table-cell office:value-type="string">
            <text:p>SERVIÇO SOCIAL <text:s text:c="35"/></text:p>
          </table:table-cell>
          <table:table-cell office:value-type="string">
            <text:p>Gestão em Açã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259</text:p>
          </table:table-cell>
          <table:table-cell office:value-type="string">
            <text:p>SERVIÇO SOCIAL <text:s text:c="35"/></text:p>
          </table:table-cell>
          <table:table-cell office:value-type="string">
            <text:p>Global Brasil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7-3832</text:p>
          </table:table-cell>
          <table:table-cell office:value-type="string">
            <text:p>SERVIÇO SOCIAL <text:s text:c="35"/></text:p>
          </table:table-cell>
          <table:table-cell office:value-type="string">
            <text:p>Grumo (Buenos Air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979</text:p>
          </table:table-cell>
          <table:table-cell office:value-type="string">
            <text:p>SERVIÇO SOCIAL <text:s text:c="35"/></text:p>
          </table:table-cell>
          <table:table-cell office:value-type="string">
            <text:p>GV Execu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6121</text:p>
          </table:table-cell>
          <table:table-cell office:value-type="string">
            <text:p>SERVIÇO SOCIAL <text:s text:c="35"/></text:p>
          </table:table-cell>
          <table:table-cell office:value-type="string">
            <text:p>Herramienta (Buenos Aire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55</text:p>
          </table:table-cell>
          <table:table-cell office:value-type="string">
            <text:p>SERVIÇO SOCIAL <text:s text:c="35"/></text:p>
          </table:table-cell>
          <table:table-cell office:value-type="string">
            <text:p>Hífen (PUCR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09X</text:p>
          </table:table-cell>
          <table:table-cell office:value-type="string">
            <text:p>SERVIÇO SOCIAL <text:s text:c="35"/></text:p>
          </table:table-cell>
          <table:table-cell office:value-type="string">
            <text:p>História Ago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4661</text:p>
          </table:table-cell>
          <table:table-cell office:value-type="string">
            <text:p>SERVIÇO SOCIAL <text:s text:c="35"/></text:p>
          </table:table-cell>
          <table:table-cell office:value-type="string">
            <text:p>Historia y Espaci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70</text:p>
          </table:table-cell>
          <table:table-cell office:value-type="string">
            <text:p>SERVIÇO SOCIAL <text:s text:c="35"/></text:p>
          </table:table-cell>
          <table:table-cell office:value-type="string">
            <text:p>História, Ciências, Saúde-Manguinhos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70-867X</text:p>
          </table:table-cell>
          <table:table-cell office:value-type="string">
            <text:p>SERVIÇO SOCIAL <text:s text:c="35"/></text:p>
          </table:table-cell>
          <table:table-cell office:value-type="string">
            <text:p>I Quaderni del CREAM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911</text:p>
          </table:table-cell>
          <table:table-cell office:value-type="string">
            <text:p>SERVIÇO SOCIAL <text:s text:c="35"/></text:p>
          </table:table-cell>
          <table:table-cell office:value-type="string">
            <text:p>Ideação (Unioeste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876</text:p>
          </table:table-cell>
          <table:table-cell office:value-type="string">
            <text:p>SERVIÇO SOCIAL <text:s text:c="35"/></text:p>
          </table:table-cell>
          <table:table-cell office:value-type="string">
            <text:p>Ideias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8769</text:p>
          </table:table-cell>
          <table:table-cell office:value-type="string">
            <text:p>SERVIÇO SOCIAL <text:s text:c="35"/></text:p>
          </table:table-cell>
          <table:table-cell office:value-type="string">
            <text:p>IHU On-Line (UNISIN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676</text:p>
          </table:table-cell>
          <table:table-cell office:value-type="string">
            <text:p>SERVIÇO SOCIAL <text:s text:c="35"/></text:p>
          </table:table-cell>
          <table:table-cell office:value-type="string">
            <text:p>Impulso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678</text:p>
          </table:table-cell>
          <table:table-cell office:value-type="string">
            <text:p>SERVIÇO SOCIAL <text:s text:c="35"/></text:p>
          </table:table-cell>
          <table:table-cell office:value-type="string">
            <text:p>Inclusão Social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905</text:p>
          </table:table-cell>
          <table:table-cell office:value-type="string">
            <text:p>SERVIÇO SOCIAL <text:s text:c="35"/></text:p>
          </table:table-cell>
          <table:table-cell office:value-type="string">
            <text:p>Indicadores Econômicos FE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1-7709</text:p>
          </table:table-cell>
          <table:table-cell office:value-type="string">
            <text:p>SERVIÇO SOCIAL <text:s text:c="35"/></text:p>
          </table:table-cell>
          <table:table-cell office:value-type="string">
            <text:p>Información Filosófic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24-7121</text:p>
          </table:table-cell>
          <table:table-cell office:value-type="string">
            <text:p>SERVIÇO SOCIAL <text:s text:c="35"/></text:p>
          </table:table-cell>
          <table:table-cell office:value-type="string">
            <text:p>Información Filosófica (Testo stampat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32X</text:p>
          </table:table-cell>
          <table:table-cell office:value-type="string">
            <text:p>SERVIÇO SOCIAL <text:s text:c="35"/></text:p>
          </table:table-cell>
          <table:table-cell office:value-type="string">
            <text:p>Informações Econômica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258</text:p>
          </table:table-cell>
          <table:table-cell office:value-type="string">
            <text:p>SERVIÇO SOCIAL <text:s text:c="35"/></text:p>
          </table:table-cell>
          <table:table-cell office:value-type="string">
            <text:p>Informe Econômico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47</text:p>
          </table:table-cell>
          <table:table-cell office:value-type="string">
            <text:p>SERVIÇO SOCIAL <text:s text:c="35"/></text:p>
          </table:table-cell>
          <table:table-cell office:value-type="string">
            <text:p>Interagir (UE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283</text:p>
          </table:table-cell>
          <table:table-cell office:value-type="string">
            <text:p>SERVIÇO SOCIAL <text:s text:c="35"/></text:p>
          </table:table-cell>
          <table:table-cell office:value-type="string">
            <text:p>Interface (Botucatu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037</text:p>
          </table:table-cell>
          <table:table-cell office:value-type="string">
            <text:p>SERVIÇO SOCIAL <text:s text:c="35"/></text:p>
          </table:table-cell>
          <table:table-cell office:value-type="string">
            <text:p>Interface (Nat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762</text:p>
          </table:table-cell>
          <table:table-cell office:value-type="string">
            <text:p>SERVIÇO SOCIAL <text:s text:c="35"/></text:p>
          </table:table-cell>
          <table:table-cell office:value-type="string">
            <text:p>Interface (UNI/UNESP. 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1-1303</text:p>
          </table:table-cell>
          <table:table-cell office:value-type="string">
            <text:p>SERVIÇO SOCIAL <text:s text:c="35"/></text:p>
          </table:table-cell>
          <table:table-cell office:value-type="string">
            <text:p>International Journal of Action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71</text:p>
          </table:table-cell>
          <table:table-cell office:value-type="string">
            <text:p>SERVIÇO SOCIAL <text:s text:c="35"/></text:p>
          </table:table-cell>
          <table:table-cell office:value-type="string">
            <text:p>International Journal of Epidem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7-4585</text:p>
          </table:table-cell>
          <table:table-cell office:value-type="string">
            <text:p>SERVIÇO SOCIAL <text:s text:c="35"/></text:p>
          </table:table-cell>
          <table:table-cell office:value-type="string">
            <text:p>International Journal of Feminist Approaches to Bioeth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7-9540</text:p>
          </table:table-cell>
          <table:table-cell office:value-type="string">
            <text:p>SERVIÇO SOCIAL <text:s text:c="35"/></text:p>
          </table:table-cell>
          <table:table-cell office:value-type="string">
            <text:p>International Journal of Learning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1-1916</text:p>
          </table:table-cell>
          <table:table-cell office:value-type="string">
            <text:p>SERVIÇO SOCIAL <text:s text:c="35"/></text:p>
          </table:table-cell>
          <table:table-cell office:value-type="string">
            <text:p>International Journal of Political Econom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44</text:p>
          </table:table-cell>
          <table:table-cell office:value-type="string">
            <text:p>SERVIÇO SOCIAL <text:s text:c="35"/></text:p>
          </table:table-cell>
          <table:table-cell office:value-type="string">
            <text:p>InterScience Pla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088</text:p>
          </table:table-cell>
          <table:table-cell office:value-type="string">
            <text:p>SERVIÇO SOCIAL <text:s text:c="35"/></text:p>
          </table:table-cell>
          <table:table-cell office:value-type="string">
            <text:p>Interseções (UE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7-2085</text:p>
          </table:table-cell>
          <table:table-cell office:value-type="string">
            <text:p>SERVIÇO SOCIAL <text:s text:c="35"/></text:p>
          </table:table-cell>
          <table:table-cell office:value-type="string">
            <text:p>Jornal Brasileiro de Psiquiatria (UF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7557</text:p>
          </table:table-cell>
          <table:table-cell office:value-type="string">
            <text:p>SERVIÇO SOCIAL <text:s text:c="35"/></text:p>
          </table:table-cell>
          <table:table-cell office:value-type="string">
            <text:p>Jornal de Pediat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320</text:p>
          </table:table-cell>
          <table:table-cell office:value-type="string">
            <text:p>SERVIÇO SOCIAL <text:s text:c="35"/></text:p>
          </table:table-cell>
          <table:table-cell office:value-type="string">
            <text:p>Journal of Biosocial Science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298</text:p>
          </table:table-cell>
          <table:table-cell office:value-type="string">
            <text:p>SERVIÇO SOCIAL <text:s text:c="35"/></text:p>
          </table:table-cell>
          <table:table-cell office:value-type="string">
            <text:p>Journal of Community &amp; Applied Cocial Psychology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8-0476</text:p>
          </table:table-cell>
          <table:table-cell office:value-type="string">
            <text:p>SERVIÇO SOCIAL <text:s text:c="35"/></text:p>
          </table:table-cell>
          <table:table-cell office:value-type="string">
            <text:p>Journal of Family and Economic Issu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09-2694</text:p>
          </table:table-cell>
          <table:table-cell office:value-type="string">
            <text:p>SERVIÇO SOCIAL <text:s text:c="35"/></text:p>
          </table:table-cell>
          <table:table-cell office:value-type="string">
            <text:p>Journal of Film Preserv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3-0237</text:p>
          </table:table-cell>
          <table:table-cell office:value-type="string">
            <text:p>SERVIÇO SOCIAL <text:s text:c="35"/></text:p>
          </table:table-cell>
          <table:table-cell office:value-type="string">
            <text:p>Journal of Psychology in Afr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9564</text:p>
          </table:table-cell>
          <table:table-cell office:value-type="string">
            <text:p>SERVIÇO SOCIAL <text:s text:c="35"/></text:p>
          </table:table-cell>
          <table:table-cell office:value-type="string">
            <text:p>Juventude.br (Centro de Estudos e Memória da Juventud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2391</text:p>
          </table:table-cell>
          <table:table-cell office:value-type="string">
            <text:p>SERVIÇO SOCIAL <text:s text:c="35"/></text:p>
          </table:table-cell>
          <table:table-cell office:value-type="string">
            <text:p>La Insignia (Madri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3-0778</text:p>
          </table:table-cell>
          <table:table-cell office:value-type="string">
            <text:p>SERVIÇO SOCIAL <text:s text:c="35"/></text:p>
          </table:table-cell>
          <table:table-cell office:value-type="string">
            <text:p>La Manzana de la Discord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4773</text:p>
          </table:table-cell>
          <table:table-cell office:value-type="string">
            <text:p>SERVIÇO SOCIAL <text:s text:c="35"/></text:p>
          </table:table-cell>
          <table:table-cell office:value-type="string">
            <text:p>La Pensée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87-1672</text:p>
          </table:table-cell>
          <table:table-cell office:value-type="string">
            <text:p>SERVIÇO SOCIAL <text:s text:c="35"/></text:p>
          </table:table-cell>
          <table:table-cell office:value-type="string">
            <text:p>La Revue Internationale et Stratégiqu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5-6522</text:p>
          </table:table-cell>
          <table:table-cell office:value-type="string">
            <text:p>SERVIÇO SOCIAL <text:s text:c="35"/></text:p>
          </table:table-cell>
          <table:table-cell office:value-type="string">
            <text:p>La Rivista di Servizio Social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21</text:p>
          </table:table-cell>
          <table:table-cell office:value-type="string">
            <text:p>SERVIÇO SOCIAL <text:s text:c="35"/></text:p>
          </table:table-cell>
          <table:table-cell office:value-type="string">
            <text:p>La Salle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1-3104</text:p>
          </table:table-cell>
          <table:table-cell office:value-type="string">
            <text:p>SERVIÇO SOCIAL <text:s text:c="35"/></text:p>
          </table:table-cell>
          <table:table-cell office:value-type="string">
            <text:p>Latinoamerica e Tutti i Sud del Mo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5921</text:p>
          </table:table-cell>
          <table:table-cell office:value-type="string">
            <text:p>SERVIÇO SOCIAL <text:s text:c="35"/></text:p>
          </table:table-cell>
          <table:table-cell office:value-type="string">
            <text:p>Latitude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758</text:p>
          </table:table-cell>
          <table:table-cell office:value-type="string">
            <text:p>SERVIÇO SOCIAL <text:s text:c="35"/></text:p>
          </table:table-cell>
          <table:table-cell office:value-type="string">
            <text:p>Lato &amp; Sensu (UNA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6858</text:p>
          </table:table-cell>
          <table:table-cell office:value-type="string">
            <text:p>SERVIÇO SOCIAL <text:s text:c="35"/></text:p>
          </table:table-cell>
          <table:table-cell office:value-type="string">
            <text:p>Leitura (UFA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9-4827</text:p>
          </table:table-cell>
          <table:table-cell office:value-type="string">
            <text:p>SERVIÇO SOCIAL <text:s text:c="35"/></text:p>
          </table:table-cell>
          <table:table-cell office:value-type="string">
            <text:p>Liberabit (Lim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9325</text:p>
          </table:table-cell>
          <table:table-cell office:value-type="string">
            <text:p>SERVIÇO SOCIAL <text:s text:c="35"/></text:p>
          </table:table-cell>
          <table:table-cell office:value-type="string">
            <text:p>Libertas (Juiz de Fora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18</text:p>
          </table:table-cell>
          <table:table-cell office:value-type="string">
            <text:p>SERVIÇO SOCIAL <text:s text:c="35"/></text:p>
          </table:table-cell>
          <table:table-cell office:value-type="string">
            <text:p>Libertas (UFJF. 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2020</text:p>
          </table:table-cell>
          <table:table-cell office:value-type="string">
            <text:p>SERVIÇO SOCIAL <text:s text:c="35"/></text:p>
          </table:table-cell>
          <table:table-cell office:value-type="string">
            <text:p>Liberté (Montré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536</text:p>
          </table:table-cell>
          <table:table-cell office:value-type="string">
            <text:p>SERVIÇO SOCIAL <text:s text:c="35"/></text:p>
          </table:table-cell>
          <table:table-cell office:value-type="string">
            <text:p>Liinc em Revist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743</text:p>
          </table:table-cell>
          <table:table-cell office:value-type="string">
            <text:p>SERVIÇO SOCIAL <text:s text:c="35"/></text:p>
          </table:table-cell>
          <table:table-cell office:value-type="string">
            <text:p>Linguagem, Educação e Sociedade (UFP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67X</text:p>
          </table:table-cell>
          <table:table-cell office:value-type="string">
            <text:p>SERVIÇO SOCIAL <text:s text:c="35"/></text:p>
          </table:table-cell>
          <table:table-cell office:value-type="string">
            <text:p>Linhas (UDESC) (Cessou em 2005. Cont. ISSN 1984-7238 Linhas (Florianópolis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501</text:p>
          </table:table-cell>
          <table:table-cell office:value-type="string">
            <text:p>SERVIÇO SOCIAL <text:s text:c="35"/></text:p>
          </table:table-cell>
          <table:table-cell office:value-type="string">
            <text:p>Logos (Cano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45</text:p>
          </table:table-cell>
          <table:table-cell office:value-type="string">
            <text:p>SERVIÇO SOCIAL <text:s text:c="35"/></text:p>
          </table:table-cell>
          <table:table-cell office:value-type="string">
            <text:p>Lua Nov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604</text:p>
          </table:table-cell>
          <table:table-cell office:value-type="string">
            <text:p>SERVIÇO SOCIAL <text:s text:c="35"/></text:p>
          </table:table-cell>
          <table:table-cell office:value-type="string">
            <text:p>Lugar Comum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54X</text:p>
          </table:table-cell>
          <table:table-cell office:value-type="string">
            <text:p>SERVIÇO SOCIAL <text:s text:c="35"/></text:p>
          </table:table-cell>
          <table:table-cell office:value-type="string">
            <text:p>Lutas Sociais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7748</text:p>
          </table:table-cell>
          <table:table-cell office:value-type="string">
            <text:p>SERVIÇO SOCIAL <text:s text:c="35"/></text:p>
          </table:table-cell>
          <table:table-cell office:value-type="string">
            <text:p>Magis. Cadernos de Fé e Cultu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0241</text:p>
          </table:table-cell>
          <table:table-cell office:value-type="string">
            <text:p>SERVIÇO SOCIAL <text:s text:c="35"/></text:p>
          </table:table-cell>
          <table:table-cell office:value-type="string">
            <text:p>Mandrágora (São Bernardo do Camp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684</text:p>
          </table:table-cell>
          <table:table-cell office:value-type="string">
            <text:p>SERVIÇO SOCIAL <text:s text:c="35"/></text:p>
          </table:table-cell>
          <table:table-cell office:value-type="string">
            <text:p>Margem Esquerd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6-1395</text:p>
          </table:table-cell>
          <table:table-cell office:value-type="string">
            <text:p>SERVIÇO SOCIAL <text:s text:c="35"/></text:p>
          </table:table-cell>
          <table:table-cell office:value-type="string">
            <text:p>Memoria - CEMOS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427</text:p>
          </table:table-cell>
          <table:table-cell office:value-type="string">
            <text:p>SERVIÇO SOCIAL <text:s text:c="35"/></text:p>
          </table:table-cell>
          <table:table-cell office:value-type="string">
            <text:p>Mental (Barbace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4-2201</text:p>
          </table:table-cell>
          <table:table-cell office:value-type="string">
            <text:p>SERVIÇO SOCIAL <text:s text:c="35"/></text:p>
          </table:table-cell>
          <table:table-cell office:value-type="string">
            <text:p>Mercator (Fortaleza. 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394</text:p>
          </table:table-cell>
          <table:table-cell office:value-type="string">
            <text:p>SERVIÇO SOCIAL <text:s text:c="35"/></text:p>
          </table:table-cell>
          <table:table-cell office:value-type="string">
            <text:p>Mneme (Caicó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0520</text:p>
          </table:table-cell>
          <table:table-cell office:value-type="string">
            <text:p>SERVIÇO SOCIAL <text:s text:c="35"/></text:p>
          </table:table-cell>
          <table:table-cell office:value-type="string">
            <text:p>Monthly Review (New York. 1949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99X</text:p>
          </table:table-cell>
          <table:table-cell office:value-type="string">
            <text:p>SERVIÇO SOCIAL <text:s text:c="35"/></text:p>
          </table:table-cell>
          <table:table-cell office:value-type="string">
            <text:p>Movendo Idéi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820</text:p>
          </table:table-cell>
          <table:table-cell office:value-type="string">
            <text:p>SERVIÇO SOCIAL <text:s text:c="35"/></text:p>
          </table:table-cell>
          <table:table-cell office:value-type="string">
            <text:p>Mulher e Trabalho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149</text:p>
          </table:table-cell>
          <table:table-cell office:value-type="string">
            <text:p>SERVIÇO SOCIAL <text:s text:c="35"/></text:p>
          </table:table-cell>
          <table:table-cell office:value-type="string">
            <text:p>Musas (IPHA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753</text:p>
          </table:table-cell>
          <table:table-cell office:value-type="string">
            <text:p>SERVIÇO SOCIAL <text:s text:c="35"/></text:p>
          </table:table-cell>
          <table:table-cell office:value-type="string">
            <text:p>NMCD. Nutrition Metabolism and Cardiovascular Diseases (Testo Stampat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584</text:p>
          </table:table-cell>
          <table:table-cell office:value-type="string">
            <text:p>SERVIÇO SOCIAL <text:s text:c="35"/></text:p>
          </table:table-cell>
          <table:table-cell office:value-type="string">
            <text:p>Norte (Rolim de Mour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481</text:p>
          </table:table-cell>
          <table:table-cell office:value-type="string">
            <text:p>SERVIÇO SOCIAL <text:s text:c="35"/></text:p>
          </table:table-cell>
          <table:table-cell office:value-type="string">
            <text:p>Novos Cadernos NAE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1-3552</text:p>
          </table:table-cell>
          <table:table-cell office:value-type="string">
            <text:p>SERVIÇO SOCIAL <text:s text:c="35"/></text:p>
          </table:table-cell>
          <table:table-cell office:value-type="string">
            <text:p>Nuev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6960</text:p>
          </table:table-cell>
          <table:table-cell office:value-type="string">
            <text:p>SERVIÇO SOCIAL <text:s text:c="35"/></text:p>
          </table:table-cell>
          <table:table-cell office:value-type="string">
            <text:p>Nuevamérica (Buenos Air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264</text:p>
          </table:table-cell>
          <table:table-cell office:value-type="string">
            <text:p>SERVIÇO SOCIAL <text:s text:c="35"/></text:p>
          </table:table-cell>
          <table:table-cell office:value-type="string">
            <text:p>Nursing (São Paul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2-6310</text:p>
          </table:table-cell>
          <table:table-cell office:value-type="string">
            <text:p>SERVIÇO SOCIAL <text:s text:c="35"/></text:p>
          </table:table-cell>
          <table:table-cell office:value-type="string">
            <text:p>O Escritor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804</text:p>
          </table:table-cell>
          <table:table-cell office:value-type="string">
            <text:p>SERVIÇO SOCIAL <text:s text:c="35"/></text:p>
          </table:table-cell>
          <table:table-cell office:value-type="string">
            <text:p>O Social em Quest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97-986X</text:p>
          </table:table-cell>
          <table:table-cell office:value-type="string">
            <text:p>SERVIÇO SOCIAL <text:s text:c="35"/></text:p>
          </table:table-cell>
          <table:table-cell office:value-type="string">
            <text:p>Observatorio da Cidadaní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7670</text:p>
          </table:table-cell>
          <table:table-cell office:value-type="string">
            <text:p>SERVIÇO SOCIAL <text:s text:c="35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6-8352</text:p>
          </table:table-cell>
          <table:table-cell office:value-type="string">
            <text:p>SERVIÇO SOCIAL <text:s text:c="35"/></text:p>
          </table:table-cell>
          <table:table-cell office:value-type="string">
            <text:p>Observatorio de la Economía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5-3282</text:p>
          </table:table-cell>
          <table:table-cell office:value-type="string">
            <text:p>SERVIÇO SOCIAL <text:s text:c="35"/></text:p>
          </table:table-cell>
          <table:table-cell office:value-type="string">
            <text:p>Observatorio Social de América Lati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2-7480</text:p>
          </table:table-cell>
          <table:table-cell office:value-type="string">
            <text:p>SERVIÇO SOCIAL <text:s text:c="35"/></text:p>
          </table:table-cell>
          <table:table-cell office:value-type="string">
            <text:p>Occupational Medicine (Oxfor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8-2483</text:p>
          </table:table-cell>
          <table:table-cell office:value-type="string">
            <text:p>SERVIÇO SOCIAL <text:s text:c="35"/></text:p>
          </table:table-cell>
          <table:table-cell office:value-type="string">
            <text:p>Oídles (Málag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SERVIÇO SOCIAL <text:s text:c="35"/></text:p>
          </table:table-cell>
          <table:table-cell office:value-type="string">
            <text:p>Oikos (Viçosa, Mg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81X</text:p>
          </table:table-cell>
          <table:table-cell office:value-type="string">
            <text:p>SERVIÇO SOCIAL <text:s text:c="35"/></text:p>
          </table:table-cell>
          <table:table-cell office:value-type="string">
            <text:p>Opinio Verbis (Rio Grande do Su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585X</text:p>
          </table:table-cell>
          <table:table-cell office:value-type="string">
            <text:p>SERVIÇO SOCIAL <text:s text:c="35"/></text:p>
          </table:table-cell>
          <table:table-cell office:value-type="string">
            <text:p>Organizações &amp;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4715</text:p>
          </table:table-cell>
          <table:table-cell office:value-type="string">
            <text:p>SERVIÇO SOCIAL <text:s text:c="35"/></text:p>
          </table:table-cell>
          <table:table-cell office:value-type="string">
            <text:p>Otra Econom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33</text:p>
          </table:table-cell>
          <table:table-cell office:value-type="string">
            <text:p>SERVIÇO SOCIAL <text:s text:c="35"/></text:p>
          </table:table-cell>
          <table:table-cell office:value-type="string">
            <text:p>Outubr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9-5022</text:p>
          </table:table-cell>
          <table:table-cell office:value-type="string">
            <text:p>SERVIÇO SOCIAL <text:s text:c="35"/></text:p>
          </table:table-cell>
          <table:table-cell office:value-type="string">
            <text:p>Paediatric and Perinatal Epidemiolog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11</text:p>
          </table:table-cell>
          <table:table-cell office:value-type="string">
            <text:p>SERVIÇO SOCIAL <text:s text:c="35"/></text:p>
          </table:table-cell>
          <table:table-cell office:value-type="string">
            <text:p>Papers do NAEA (UF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375</text:p>
          </table:table-cell>
          <table:table-cell office:value-type="string">
            <text:p>SERVIÇO SOCIAL <text:s text:c="35"/></text:p>
          </table:table-cell>
          <table:table-cell office:value-type="string">
            <text:p>Parcerias Estratégica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3998</text:p>
          </table:table-cell>
          <table:table-cell office:value-type="string">
            <text:p>SERVIÇO SOCIAL <text:s text:c="35"/></text:p>
          </table:table-cell>
          <table:table-cell office:value-type="string">
            <text:p>Pediatric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871</text:p>
          </table:table-cell>
          <table:table-cell office:value-type="string">
            <text:p>SERVIÇO SOCIAL <text:s text:c="35"/></text:p>
          </table:table-cell>
          <table:table-cell office:value-type="string">
            <text:p>Pegada (UNE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503</text:p>
          </table:table-cell>
          <table:table-cell office:value-type="string">
            <text:p>SERVIÇO SOCIAL <text:s text:c="35"/></text:p>
          </table:table-cell>
          <table:table-cell office:value-type="string">
            <text:p>Pensar BH. Polític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908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 (Erexi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473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 (UFSC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454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 Filosofica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51-5576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 Latinoamerican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7006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s (Posada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5-8443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s Bioét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1714</text:p>
          </table:table-cell>
          <table:table-cell office:value-type="string">
            <text:p>SERVIÇO SOCIAL <text:s text:c="35"/></text:p>
          </table:table-cell>
          <table:table-cell office:value-type="string">
            <text:p>Perspectivas. Notas Sobre Intervención y Acción Soci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762</text:p>
          </table:table-cell>
          <table:table-cell office:value-type="string">
            <text:p>SERVIÇO SOCIAL <text:s text:c="35"/></text:p>
          </table:table-cell>
          <table:table-cell office:value-type="string">
            <text:p>Pesquisa em Foco (UF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1-4537</text:p>
          </table:table-cell>
          <table:table-cell office:value-type="string">
            <text:p>SERVIÇO SOCIAL <text:s text:c="35"/></text:p>
          </table:table-cell>
          <table:table-cell office:value-type="string">
            <text:p>Philosophy &amp; Social Criticism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31</text:p>
          </table:table-cell>
          <table:table-cell office:value-type="string">
            <text:p>SERVIÇO SOCIAL <text:s text:c="35"/></text:p>
          </table:table-cell>
          <table:table-cell office:value-type="string">
            <text:p>Physis (UERJ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15</text:p>
          </table:table-cell>
          <table:table-cell office:value-type="string">
            <text:p>SERVIÇO SOCIAL <text:s text:c="35"/></text:p>
          </table:table-cell>
          <table:table-cell office:value-type="string">
            <text:p>Política &amp; Trabalho (UFPB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446</text:p>
          </table:table-cell>
          <table:table-cell office:value-type="string">
            <text:p>SERVIÇO SOCIAL <text:s text:c="35"/></text:p>
          </table:table-cell>
          <table:table-cell office:value-type="string">
            <text:p>Política Democrá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285</text:p>
          </table:table-cell>
          <table:table-cell office:value-type="string">
            <text:p>SERVIÇO SOCIAL <text:s text:c="35"/></text:p>
          </table:table-cell>
          <table:table-cell office:value-type="string">
            <text:p>Políticas Sociais (IPE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8-0236</text:p>
          </table:table-cell>
          <table:table-cell office:value-type="string">
            <text:p>SERVIÇO SOCIAL <text:s text:c="35"/></text:p>
          </table:table-cell>
          <table:table-cell office:value-type="string">
            <text:p>Portularia (Huelv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184</text:p>
          </table:table-cell>
          <table:table-cell office:value-type="string">
            <text:p>SERVIÇO SOCIAL <text:s text:c="35"/></text:p>
          </table:table-cell>
          <table:table-cell office:value-type="string">
            <text:p>Praia Vermelha (UFRJ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112</text:p>
          </table:table-cell>
          <table:table-cell office:value-type="string">
            <text:p>SERVIÇO SOCIAL <text:s text:c="35"/></text:p>
          </table:table-cell>
          <table:table-cell office:value-type="string">
            <text:p>Prâksis (FEEVAL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1862</text:p>
          </table:table-cell>
          <table:table-cell office:value-type="string">
            <text:p>SERVIÇO SOCIAL <text:s text:c="35"/></text:p>
          </table:table-cell>
          <table:table-cell office:value-type="string">
            <text:p>Presença Pedagog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307</text:p>
          </table:table-cell>
          <table:table-cell office:value-type="string">
            <text:p>SERVIÇO SOCIAL <text:s text:c="35"/></text:p>
          </table:table-cell>
          <table:table-cell office:value-type="string">
            <text:p>Pró-Posições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7036</text:p>
          </table:table-cell>
          <table:table-cell office:value-type="string">
            <text:p>SERVIÇO SOCIAL <text:s text:c="35"/></text:p>
          </table:table-cell>
          <table:table-cell office:value-type="string">
            <text:p>Problemas del Desarroll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22-1420</text:p>
          </table:table-cell>
          <table:table-cell office:value-type="string">
            <text:p>SERVIÇO SOCIAL <text:s text:c="35"/></text:p>
          </table:table-cell>
          <table:table-cell office:value-type="string">
            <text:p>Proteo (Rom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371</text:p>
          </table:table-cell>
          <table:table-cell office:value-type="string">
            <text:p>SERVIÇO SOCIAL <text:s text:c="35"/></text:p>
          </table:table-cell>
          <table:table-cell office:value-type="string">
            <text:p>Psico (PUCR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494</text:p>
          </table:table-cell>
          <table:table-cell office:value-type="string">
            <text:p>SERVIÇO SOCIAL <text:s text:c="35"/></text:p>
          </table:table-cell>
          <table:table-cell office:value-type="string">
            <text:p>Psicologia Brasil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88</text:p>
          </table:table-cell>
          <table:table-cell office:value-type="string">
            <text:p>SERVIÇO SOCIAL <text:s text:c="35"/></text:p>
          </table:table-cell>
          <table:table-cell office:value-type="string">
            <text:p>Psicologia Corpor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182</text:p>
          </table:table-cell>
          <table:table-cell office:value-type="string">
            <text:p>SERVIÇO SOCIAL <text:s text:c="35"/></text:p>
          </table:table-cell>
          <table:table-cell office:value-type="string">
            <text:p>Psicologia e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372</text:p>
          </table:table-cell>
          <table:table-cell office:value-type="string">
            <text:p>SERVIÇO SOCIAL <text:s text:c="35"/></text:p>
          </table:table-cell>
          <table:table-cell office:value-type="string">
            <text:p>Psicologia em Estudo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93</text:p>
          </table:table-cell>
          <table:table-cell office:value-type="string">
            <text:p>SERVIÇO SOCIAL <text:s text:c="35"/></text:p>
          </table:table-cell>
          <table:table-cell office:value-type="string">
            <text:p>Psicologia: Ciência e Profiss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972</text:p>
          </table:table-cell>
          <table:table-cell office:value-type="string">
            <text:p>SERVIÇO SOCIAL <text:s text:c="35"/></text:p>
          </table:table-cell>
          <table:table-cell office:value-type="string">
            <text:p>Psicologia: Reflexão e Crítica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4-9915</text:p>
          </table:table-cell>
          <table:table-cell office:value-type="string">
            <text:p>SERVIÇO SOCIAL <text:s text:c="35"/></text:p>
          </table:table-cell>
          <table:table-cell office:value-type="string">
            <text:p>Psicothema (Ovied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8-1094</text:p>
          </table:table-cell>
          <table:table-cell office:value-type="string">
            <text:p>SERVIÇO SOCIAL <text:s text:c="35"/></text:p>
          </table:table-cell>
          <table:table-cell office:value-type="string">
            <text:p>Punto Final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280</text:p>
          </table:table-cell>
          <table:table-cell office:value-type="string">
            <text:p>SERVIÇO SOCIAL <text:s text:c="35"/></text:p>
          </table:table-cell>
          <table:table-cell office:value-type="string">
            <text:p>Qualit@s (UEP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55</text:p>
          </table:table-cell>
          <table:table-cell office:value-type="string">
            <text:p>SERVIÇO SOCIAL <text:s text:c="35"/></text:p>
          </table:table-cell>
          <table:table-cell office:value-type="string">
            <text:p>RAC. Revista de Administração Contemporâne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590</text:p>
          </table:table-cell>
          <table:table-cell office:value-type="string">
            <text:p>SERVIÇO SOCIAL <text:s text:c="35"/></text:p>
          </table:table-cell>
          <table:table-cell office:value-type="string">
            <text:p>RA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524</text:p>
          </table:table-cell>
          <table:table-cell office:value-type="string">
            <text:p>SERVIÇO SOCIAL <text:s text:c="35"/></text:p>
          </table:table-cell>
          <table:table-cell office:value-type="string">
            <text:p>Rastros (Joinvil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043</text:p>
          </table:table-cell>
          <table:table-cell office:value-type="string">
            <text:p>SERVIÇO SOCIAL <text:s text:c="35"/></text:p>
          </table:table-cell>
          <table:table-cell office:value-type="string">
            <text:p>Razão e Fé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930</text:p>
          </table:table-cell>
          <table:table-cell office:value-type="string">
            <text:p>SERVIÇO SOCIAL <text:s text:c="35"/></text:p>
          </table:table-cell>
          <table:table-cell office:value-type="string">
            <text:p>RBCEH. Revista Brasileira de Ciências do Envelhecimento Hum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264</text:p>
          </table:table-cell>
          <table:table-cell office:value-type="string">
            <text:p>SERVIÇO SOCIAL <text:s text:c="35"/></text:p>
          </table:table-cell>
          <table:table-cell office:value-type="string">
            <text:p>RBM. Revista Brasileira de Medicina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405</text:p>
          </table:table-cell>
          <table:table-cell office:value-type="string">
            <text:p>SERVIÇO SOCIAL <text:s text:c="35"/></text:p>
          </table:table-cell>
          <table:table-cell office:value-type="string">
            <text:p>RBPG. Revista Brasileira de Pós-Graduaçã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311</text:p>
          </table:table-cell>
          <table:table-cell office:value-type="string">
            <text:p>SERVIÇO SOCIAL <text:s text:c="35"/></text:p>
          </table:table-cell>
          <table:table-cell office:value-type="string">
            <text:p>REAd. Revista Eletrônica de Administração (Porto Alegre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1926</text:p>
          </table:table-cell>
          <table:table-cell office:value-type="string">
            <text:p>SERVIÇO SOCIAL <text:s text:c="35"/></text:p>
          </table:table-cell>
          <table:table-cell office:value-type="string">
            <text:p>Realidad Econó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434</text:p>
          </table:table-cell>
          <table:table-cell office:value-type="string">
            <text:p>SERVIÇO SOCIAL <text:s text:c="35"/></text:p>
          </table:table-cell>
          <table:table-cell office:value-type="string">
            <text:p>REB. Revista Eclesiastic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4542</text:p>
          </table:table-cell>
          <table:table-cell office:value-type="string">
            <text:p>SERVIÇO SOCIAL <text:s text:c="35"/></text:p>
          </table:table-cell>
          <table:table-cell office:value-type="string">
            <text:p>Rebej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7387</text:p>
          </table:table-cell>
          <table:table-cell office:value-type="string">
            <text:p>SERVIÇO SOCIAL <text:s text:c="35"/></text:p>
          </table:table-cell>
          <table:table-cell office:value-type="string">
            <text:p>RECADM : Revista Eletrônica de Ciência Administrativ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86</text:p>
          </table:table-cell>
          <table:table-cell office:value-type="string">
            <text:p>SERVIÇO SOCIAL <text:s text:c="35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278</text:p>
          </table:table-cell>
          <table:table-cell office:value-type="string">
            <text:p>SERVIÇO SOCIAL <text:s text:c="35"/></text:p>
          </table:table-cell>
          <table:table-cell office:value-type="string">
            <text:p>RECIIS. Revista Eletrônica de Comunicação, Informação &amp; Inovação em Saúde (Edição em Português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7106</text:p>
          </table:table-cell>
          <table:table-cell office:value-type="string">
            <text:p>SERVIÇO SOCIAL <text:s text:c="35"/></text:p>
          </table:table-cell>
          <table:table-cell office:value-type="string">
            <text:p>Redes (Santa Cruz do Sul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42</text:p>
          </table:table-cell>
          <table:table-cell office:value-type="string">
            <text:p>SERVIÇO SOCIAL <text:s text:c="35"/></text:p>
          </table:table-cell>
          <table:table-cell office:value-type="string">
            <text:p>Reflexão e Ação (UNISC. Impr.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587</text:p>
          </table:table-cell>
          <table:table-cell office:value-type="string">
            <text:p>SERVIÇO SOCIAL <text:s text:c="35"/></text:p>
          </table:table-cell>
          <table:table-cell office:value-type="string">
            <text:p>Religião &amp; Sociedade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81</text:p>
          </table:table-cell>
          <table:table-cell office:value-type="string">
            <text:p>SERVIÇO SOCIAL <text:s text:c="35"/></text:p>
          </table:table-cell>
          <table:table-cell office:value-type="string">
            <text:p>Religião e Cultura (PUC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8585</text:p>
          </table:table-cell>
          <table:table-cell office:value-type="string">
            <text:p>SERVIÇO SOCIAL <text:s text:c="35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3-5696</text:p>
          </table:table-cell>
          <table:table-cell office:value-type="string">
            <text:p>SERVIÇO SOCIAL <text:s text:c="35"/></text:p>
          </table:table-cell>
          <table:table-cell office:value-type="string">
            <text:p>Rethinking Marx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685</text:p>
          </table:table-cell>
          <table:table-cell office:value-type="string">
            <text:p>SERVIÇO SOCIAL <text:s text:c="35"/></text:p>
          </table:table-cell>
          <table:table-cell office:value-type="string">
            <text:p>Revés do Avess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2354</text:p>
          </table:table-cell>
          <table:table-cell office:value-type="string">
            <text:p>SERVIÇO SOCIAL <text:s text:c="35"/></text:p>
          </table:table-cell>
          <table:table-cell office:value-type="string">
            <text:p>Revista África e Africanidad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8X</text:p>
          </table:table-cell>
          <table:table-cell office:value-type="string">
            <text:p>SERVIÇO SOCIAL <text:s text:c="35"/></text:p>
          </table:table-cell>
          <table:table-cell office:value-type="string">
            <text:p>Revista Ágor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689</text:p>
          </table:table-cell>
          <table:table-cell office:value-type="string">
            <text:p>SERVIÇO SOCIAL <text:s text:c="35"/></text:p>
          </table:table-cell>
          <table:table-cell office:value-type="string">
            <text:p>Revista Anagrama (U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372</text:p>
          </table:table-cell>
          <table:table-cell office:value-type="string">
            <text:p>SERVIÇO SOCIAL <text:s text:c="35"/></text:p>
          </table:table-cell>
          <table:table-cell office:value-type="string">
            <text:p>Revista Anthropológic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214</text:p>
          </table:table-cell>
          <table:table-cell office:value-type="string">
            <text:p>SERVIÇO SOCIAL <text:s text:c="35"/></text:p>
          </table:table-cell>
          <table:table-cell office:value-type="string">
            <text:p>Revista Ártem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0233</text:p>
          </table:table-cell>
          <table:table-cell office:value-type="string">
            <text:p>SERVIÇO SOCIAL <text:s text:c="35"/></text:p>
          </table:table-cell>
          <table:table-cell office:value-type="string">
            <text:p>Revista Baiana de Saúde Publ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24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Ciências Ambient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400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Ciência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219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Direito das Famílias e Sucessõ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1869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Direito de Família (Cessou em 2007. Cont. ISSN 1982-503X Revista IOB de Direito da Fam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2478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Educação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67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Enfermagem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098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Estudos de Popul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183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Estudos Pedagogic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39X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188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História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393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Psicodra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3829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Saúde Materno Infanti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3-7657</text:p>
          </table:table-cell>
          <table:table-cell office:value-type="string">
            <text:p>SERVIÇO SOCIAL <text:s text:c="35"/></text:p>
          </table:table-cell>
          <table:table-cell office:value-type="string">
            <text:p>Revista Brasileira de Saúde Ocup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6-8527</text:p>
          </table:table-cell>
          <table:table-cell office:value-type="string">
            <text:p>SERVIÇO SOCIAL <text:s text:c="35"/></text:p>
          </table:table-cell>
          <table:table-cell office:value-type="string">
            <text:p>Revista Catalana de Sociolog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622</text:p>
          </table:table-cell>
          <table:table-cell office:value-type="string">
            <text:p>SERVIÇO SOCIAL <text:s text:c="35"/></text:p>
          </table:table-cell>
          <table:table-cell office:value-type="string">
            <text:p>Revista Ciência e Saú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42X</text:p>
          </table:table-cell>
          <table:table-cell office:value-type="string">
            <text:p>SERVIÇO SOCIAL <text:s text:c="35"/></text:p>
          </table:table-cell>
          <table:table-cell office:value-type="string">
            <text:p>Revista Ciências Humanas (Taubaté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2818</text:p>
          </table:table-cell>
          <table:table-cell office:value-type="string">
            <text:p>SERVIÇO SOCIAL <text:s text:c="35"/></text:p>
          </table:table-cell>
          <table:table-cell office:value-type="string">
            <text:p>Revista Colombiana de Trabajo Soci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4-1106</text:p>
          </table:table-cell>
          <table:table-cell office:value-type="string">
            <text:p>SERVIÇO SOCIAL <text:s text:c="35"/></text:p>
          </table:table-cell>
          <table:table-cell office:value-type="string">
            <text:p>Revista Crítica de Ciências Sociai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2483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ABET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67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Abordagem Gestált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0455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ADPPUCR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Ajur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4809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Faculdade de Direito de Caruar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1979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034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Sociedade Brasileira de Fonoaudi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SERVIÇO SOCIAL <text:s text:c="35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1937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Administração da FEAD-Mina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04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Administração Municip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612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Administração Públ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704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AP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398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Direito do UniFO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848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conomia Contemporâne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537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ducação AEC (Cessou em 2007. Cont. ISSN 1983-5280 Revista de Educação ANE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868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ducação Matem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5962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ducação Publica (UFMT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698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studos Crimin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437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3967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Informação Contábil (UFP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6-2952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Ingeniería de Construcción (Impre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Nutri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740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Politicas Publicas (UFM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823X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Previdência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6906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Psicologia : Teoria e Prática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8910</text:p>
          </table:table-cell>
          <table:table-cell office:value-type="string">
            <text:p>SERVIÇO SOCIAL <text:s text:c="35"/></text:p>
          </table:table-cell>
          <table:table-cell office:value-type="string">
            <text:p>Revista de Saúde Pública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8898</text:p>
          </table:table-cell>
          <table:table-cell office:value-type="string">
            <text:p>SERVIÇO SOCIAL <text:s text:c="35"/></text:p>
          </table:table-cell>
          <table:table-cell office:value-type="string">
            <text:p>Revista Diálogo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108</text:p>
          </table:table-cell>
          <table:table-cell office:value-type="string">
            <text:p>SERVIÇO SOCIAL <text:s text:c="35"/></text:p>
          </table:table-cell>
          <table:table-cell office:value-type="string">
            <text:p>Revista Didática Sistêm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023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Departamento de Psicologia da UFF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4647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Hospital Universitário/UF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4366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Instituto Histórico e Geographico Brazileir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9201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Mestrado de História (Universidade Severino Sombr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597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Mestrado em Educação (Cessou em 2007. Cont. ISSN 1983-6597 Revista Tempos e Espaços em Educaçã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342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Ministério Público (Rio Grande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1060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Ministério Público do Estado do Maranh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517</text:p>
          </table:table-cell>
          <table:table-cell office:value-type="string">
            <text:p>SERVIÇO SOCIAL <text:s text:c="35"/></text:p>
          </table:table-cell>
          <table:table-cell office:value-type="string">
            <text:p>Revista do Tribunal de Contas do Estado do Rio de Janeir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212</text:p>
          </table:table-cell>
          <table:table-cell office:value-type="string">
            <text:p>SERVIÇO SOCIAL <text:s text:c="35"/></text:p>
          </table:table-cell>
          <table:table-cell office:value-type="string">
            <text:p>Revista dos Transportes Públic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618</text:p>
          </table:table-cell>
          <table:table-cell office:value-type="string">
            <text:p>SERVIÇO SOCIAL <text:s text:c="35"/></text:p>
          </table:table-cell>
          <table:table-cell office:value-type="string">
            <text:p>Revista Economia em Debate (URC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94</text:p>
          </table:table-cell>
          <table:table-cell office:value-type="string">
            <text:p>SERVIÇO SOCIAL <text:s text:c="35"/></text:p>
          </table:table-cell>
          <table:table-cell office:value-type="string">
            <text:p>Revista Educação e Cidada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22</text:p>
          </table:table-cell>
          <table:table-cell office:value-type="string">
            <text:p>SERVIÇO SOCIAL <text:s text:c="35"/></text:p>
          </table:table-cell>
          <table:table-cell office:value-type="string">
            <text:p>Revista Eletrônica de Administração (Garça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7705</text:p>
          </table:table-cell>
          <table:table-cell office:value-type="string">
            <text:p>SERVIÇO SOCIAL <text:s text:c="35"/></text:p>
          </table:table-cell>
          <table:table-cell office:value-type="string">
            <text:p>Revista Escenari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86</text:p>
          </table:table-cell>
          <table:table-cell office:value-type="string">
            <text:p>SERVIÇO SOCIAL <text:s text:c="35"/></text:p>
          </table:table-cell>
          <table:table-cell office:value-type="string">
            <text:p>Revista Espaço Acadêmico (UEM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453</text:p>
          </table:table-cell>
          <table:table-cell office:value-type="string">
            <text:p>SERVIÇO SOCIAL <text:s text:c="35"/></text:p>
          </table:table-cell>
          <table:table-cell office:value-type="string">
            <text:p>Revista Estu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6X</text:p>
          </table:table-cell>
          <table:table-cell office:value-type="string">
            <text:p>SERVIÇO SOCIAL <text:s text:c="35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045X</text:p>
          </table:table-cell>
          <table:table-cell office:value-type="string">
            <text:p>SERVIÇO SOCIAL <text:s text:c="35"/></text:p>
          </table:table-cell>
          <table:table-cell office:value-type="string">
            <text:p>Revista Expecta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3366</text:p>
          </table:table-cell>
          <table:table-cell office:value-type="string">
            <text:p>SERVIÇO SOCIAL <text:s text:c="35"/></text:p>
          </table:table-cell>
          <table:table-cell office:value-type="string">
            <text:p>Revista FACID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7417</text:p>
          </table:table-cell>
          <table:table-cell office:value-type="string">
            <text:p>SERVIÇO SOCIAL <text:s text:c="35"/></text:p>
          </table:table-cell>
          <table:table-cell office:value-type="string">
            <text:p>Revista FEM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113</text:p>
          </table:table-cell>
          <table:table-cell office:value-type="string">
            <text:p>SERVIÇO SOCIAL <text:s text:c="35"/></text:p>
          </table:table-cell>
          <table:table-cell office:value-type="string">
            <text:p>Revista Fronteira (Cessou em 2008. Cont. ISSN 1984-8226 Revista Fronteira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91X</text:p>
          </table:table-cell>
          <table:table-cell office:value-type="string">
            <text:p>SERVIÇO SOCIAL <text:s text:c="35"/></text:p>
          </table:table-cell>
          <table:table-cell office:value-type="string">
            <text:p>Revista História &amp; Luta de Class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5587</text:p>
          </table:table-cell>
          <table:table-cell office:value-type="string">
            <text:p>SERVIÇO SOCIAL <text:s text:c="35"/></text:p>
          </table:table-cell>
          <table:table-cell office:value-type="string">
            <text:p>Revista Ibero-Americana de Estudos em Educaçã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1-5653</text:p>
          </table:table-cell>
          <table:table-cell office:value-type="string">
            <text:p>SERVIÇO SOCIAL <text:s text:c="35"/></text:p>
          </table:table-cell>
          <table:table-cell office:value-type="string">
            <text:p>Revista Iberoamericana de Educación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0921</text:p>
          </table:table-cell>
          <table:table-cell office:value-type="string">
            <text:p>SERVIÇO SOCIAL <text:s text:c="35"/></text:p>
          </table:table-cell>
          <table:table-cell office:value-type="string">
            <text:p>Revista Inscrita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6768</text:p>
          </table:table-cell>
          <table:table-cell office:value-type="string">
            <text:p>SERVIÇO SOCIAL <text:s text:c="35"/></text:p>
          </table:table-cell>
          <table:table-cell office:value-type="string">
            <text:p>Revista Interfa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379</text:p>
          </table:table-cell>
          <table:table-cell office:value-type="string">
            <text:p>SERVIÇO SOCIAL <text:s text:c="35"/></text:p>
          </table:table-cell>
          <table:table-cell office:value-type="string">
            <text:p>Revista juridica (Porto Alegre. 195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2567</text:p>
          </table:table-cell>
          <table:table-cell office:value-type="string">
            <text:p>SERVIÇO SOCIAL <text:s text:c="35"/></text:p>
          </table:table-cell>
          <table:table-cell office:value-type="string">
            <text:p>Revista Kairó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980</text:p>
          </table:table-cell>
          <table:table-cell office:value-type="string">
            <text:p>SERVIÇO SOCIAL <text:s text:c="35"/></text:p>
          </table:table-cell>
          <table:table-cell office:value-type="string">
            <text:p>Revista Katálys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169</text:p>
          </table:table-cell>
          <table:table-cell office:value-type="string">
            <text:p>SERVIÇO SOCIAL <text:s text:c="35"/></text:p>
          </table:table-cell>
          <table:table-cell office:value-type="string">
            <text:p>Revista Latino-Americana de Enfermagem (USP. Ribeirão Preto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154</text:p>
          </table:table-cell>
          <table:table-cell office:value-type="string">
            <text:p>SERVIÇO SOCIAL <text:s text:c="35"/></text:p>
          </table:table-cell>
          <table:table-cell office:value-type="string">
            <text:p>Revista LTr. Legislação do Trabalh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3395</text:p>
          </table:table-cell>
          <table:table-cell office:value-type="string">
            <text:p>SERVIÇO SOCIAL <text:s text:c="35"/></text:p>
          </table:table-cell>
          <table:table-cell office:value-type="string">
            <text:p>Revista Magister de Direito Penal e Processual Pe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80X</text:p>
          </table:table-cell>
          <table:table-cell office:value-type="string">
            <text:p>SERVIÇO SOCIAL <text:s text:c="35"/></text:p>
          </table:table-cell>
          <table:table-cell office:value-type="string">
            <text:p>Revista médica de Minas Gerais (Belo Horizont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9-0921</text:p>
          </table:table-cell>
          <table:table-cell office:value-type="string">
            <text:p>SERVIÇO SOCIAL <text:s text:c="35"/></text:p>
          </table:table-cell>
          <table:table-cell office:value-type="string">
            <text:p>Revista Multidisciplinar de Gerontologí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755</text:p>
          </table:table-cell>
          <table:table-cell office:value-type="string">
            <text:p>SERVIÇO SOCIAL <text:s text:c="35"/></text:p>
          </table:table-cell>
          <table:table-cell office:value-type="string">
            <text:p>Revista NERA (UNE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864</text:p>
          </table:table-cell>
          <table:table-cell office:value-type="string">
            <text:p>SERVIÇO SOCIAL <text:s text:c="35"/></text:p>
          </table:table-cell>
          <table:table-cell office:value-type="string">
            <text:p>Revista Novos Rum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0-4989</text:p>
          </table:table-cell>
          <table:table-cell office:value-type="string">
            <text:p>SERVIÇO SOCIAL <text:s text:c="35"/></text:p>
          </table:table-cell>
          <table:table-cell office:value-type="string">
            <text:p>Revista Panamericana de Salud Pública (Impresa) / Pan American Journal of Public Health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5-4464</text:p>
          </table:table-cell>
          <table:table-cell office:value-type="string">
            <text:p>SERVIÇO SOCIAL <text:s text:c="35"/></text:p>
          </table:table-cell>
          <table:table-cell office:value-type="string">
            <text:p>Revista Portuguesa e Brasileira de Gestão (Lisbo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901</text:p>
          </table:table-cell>
          <table:table-cell office:value-type="string">
            <text:p>SERVIÇO SOCIAL <text:s text:c="35"/></text:p>
          </table:table-cell>
          <table:table-cell office:value-type="string">
            <text:p>Revista Produção On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549X</text:p>
          </table:table-cell>
          <table:table-cell office:value-type="string">
            <text:p>SERVIÇO SOCIAL <text:s text:c="35"/></text:p>
          </table:table-cell>
          <table:table-cell office:value-type="string">
            <text:p>Revista Psicologia Polít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63</text:p>
          </table:table-cell>
          <table:table-cell office:value-type="string">
            <text:p>SERVIÇO SOCIAL <text:s text:c="35"/></text:p>
          </table:table-cell>
          <table:table-cell office:value-type="string">
            <text:p>Revista Rio de Janeir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629</text:p>
          </table:table-cell>
          <table:table-cell office:value-type="string">
            <text:p>SERVIÇO SOCIAL <text:s text:c="35"/></text:p>
          </table:table-cell>
          <table:table-cell office:value-type="string">
            <text:p>Revista sem Te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2721</text:p>
          </table:table-cell>
          <table:table-cell office:value-type="string">
            <text:p>SERVIÇO SOCIAL <text:s text:c="35"/></text:p>
          </table:table-cell>
          <table:table-cell office:value-type="string">
            <text:p>Revista Sociologia Juríd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8775</text:p>
          </table:table-cell>
          <table:table-cell office:value-type="string">
            <text:p>SERVIÇO SOCIAL <text:s text:c="35"/></text:p>
          </table:table-cell>
          <table:table-cell office:value-type="string">
            <text:p>Revista Sul-Americana de Filosofia e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724</text:p>
          </table:table-cell>
          <table:table-cell office:value-type="string">
            <text:p>SERVIÇO SOCIAL <text:s text:c="35"/></text:p>
          </table:table-cell>
          <table:table-cell office:value-type="string">
            <text:p>Revista Temas Sociais em Expressão (U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290</text:p>
          </table:table-cell>
          <table:table-cell office:value-type="string">
            <text:p>SERVIÇO SOCIAL <text:s text:c="35"/></text:p>
          </table:table-cell>
          <table:table-cell office:value-type="string">
            <text:p>Revista Trilh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1892</text:p>
          </table:table-cell>
          <table:table-cell office:value-type="string">
            <text:p>SERVIÇO SOCIAL <text:s text:c="35"/></text:p>
          </table:table-cell>
          <table:table-cell office:value-type="string">
            <text:p>Revista UNIC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9228</text:p>
          </table:table-cell>
          <table:table-cell office:value-type="string">
            <text:p>SERVIÇO SOCIAL <text:s text:c="35"/></text:p>
          </table:table-cell>
          <table:table-cell office:value-type="string">
            <text:p>Revista UNILAG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3275</text:p>
          </table:table-cell>
          <table:table-cell office:value-type="string">
            <text:p>SERVIÇO SOCIAL <text:s text:c="35"/></text:p>
          </table:table-cell>
          <table:table-cell office:value-type="string">
            <text:p>Revista UNIVAP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178</text:p>
          </table:table-cell>
          <table:table-cell office:value-type="string">
            <text:p>SERVIÇO SOCIAL <text:s text:c="35"/></text:p>
          </table:table-cell>
          <table:table-cell office:value-type="string">
            <text:p>Revista Urutágu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6402</text:p>
          </table:table-cell>
          <table:table-cell office:value-type="string">
            <text:p>SERVIÇO SOCIAL <text:s text:c="35"/></text:p>
          </table:table-cell>
          <table:table-cell office:value-type="string">
            <text:p>Revista Visão Universit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93-8882</text:p>
          </table:table-cell>
          <table:table-cell office:value-type="string">
            <text:p>SERVIÇO SOCIAL <text:s text:c="35"/></text:p>
          </table:table-cell>
          <table:table-cell office:value-type="string">
            <text:p>Revue Tiers Mon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677X</text:p>
          </table:table-cell>
          <table:table-cell office:value-type="string">
            <text:p>SERVIÇO SOCIAL <text:s text:c="35"/></text:p>
          </table:table-cell>
          <table:table-cell office:value-type="string">
            <text:p>Rumores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5950</text:p>
          </table:table-cell>
          <table:table-cell office:value-type="string">
            <text:p>SERVIÇO SOCIAL <text:s text:c="35"/></text:p>
          </table:table-cell>
          <table:table-cell office:value-type="string">
            <text:p>Saber Acadêmic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29</text:p>
          </table:table-cell>
          <table:table-cell office:value-type="string">
            <text:p>SERVIÇO SOCIAL <text:s text:c="35"/></text:p>
          </table:table-cell>
          <table:table-cell office:value-type="string">
            <text:p>Saeculum (UFPB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9-2381</text:p>
          </table:table-cell>
          <table:table-cell office:value-type="string">
            <text:p>SERVIÇO SOCIAL <text:s text:c="35"/></text:p>
          </table:table-cell>
          <table:table-cell office:value-type="string">
            <text:p>Salud Colectiv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839</text:p>
          </table:table-cell>
          <table:table-cell office:value-type="string">
            <text:p>SERVIÇO SOCIAL <text:s text:c="35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365</text:p>
          </table:table-cell>
          <table:table-cell office:value-type="string">
            <text:p>SERVIÇO SOCIAL <text:s text:c="35"/></text:p>
          </table:table-cell>
          <table:table-cell office:value-type="string">
            <text:p>Saúde Coletiva (Barueri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290</text:p>
          </table:table-cell>
          <table:table-cell office:value-type="string">
            <text:p>SERVIÇO SOCIAL <text:s text:c="35"/></text:p>
          </table:table-cell>
          <table:table-cell office:value-type="string">
            <text:p>Saúde e Sociedade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104</text:p>
          </table:table-cell>
          <table:table-cell office:value-type="string">
            <text:p>SERVIÇO SOCIAL <text:s text:c="35"/></text:p>
          </table:table-cell>
          <table:table-cell office:value-type="string">
            <text:p>Saúde em Deba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547</text:p>
          </table:table-cell>
          <table:table-cell office:value-type="string">
            <text:p>SERVIÇO SOCIAL <text:s text:c="35"/></text:p>
          </table:table-cell>
          <table:table-cell office:value-type="string">
            <text:p>Saúde, Sexo e Educ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3815</text:p>
          </table:table-cell>
          <table:table-cell office:value-type="string">
            <text:p>SERVIÇO SOCIAL <text:s text:c="35"/></text:p>
          </table:table-cell>
          <table:table-cell office:value-type="string">
            <text:p>Scientia et SP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4956</text:p>
          </table:table-cell>
          <table:table-cell office:value-type="string">
            <text:p>SERVIÇO SOCIAL <text:s text:c="35"/></text:p>
          </table:table-cell>
          <table:table-cell office:value-type="string">
            <text:p>Sembrando Ide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946</text:p>
          </table:table-cell>
          <table:table-cell office:value-type="string">
            <text:p>SERVIÇO SOCIAL <text:s text:c="35"/></text:p>
          </table:table-cell>
          <table:table-cell office:value-type="string">
            <text:p>Ser Social (UnB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1324</text:p>
          </table:table-cell>
          <table:table-cell office:value-type="string">
            <text:p>SERVIÇO SOCIAL <text:s text:c="35"/></text:p>
          </table:table-cell>
          <table:table-cell office:value-type="string">
            <text:p>Série Anis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233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&amp; Reali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06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&amp; Saúde (UNI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6628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&amp; Sociedad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1707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e Contemporaneidad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091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em Revist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4842</text:p>
          </table:table-cell>
          <table:table-cell office:value-type="string">
            <text:p>SERVIÇO SOCIAL <text:s text:c="35"/></text:p>
          </table:table-cell>
          <table:table-cell office:value-type="string">
            <text:p>Serviço Social em Revista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6-4990</text:p>
          </table:table-cell>
          <table:table-cell office:value-type="string">
            <text:p>SERVIÇO SOCIAL <text:s text:c="35"/></text:p>
          </table:table-cell>
          <table:table-cell office:value-type="string">
            <text:p>Sísifo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1-7404</text:p>
          </table:table-cell>
          <table:table-cell office:value-type="string">
            <text:p>SERVIÇO SOCIAL <text:s text:c="35"/></text:p>
          </table:table-cell>
          <table:table-cell office:value-type="string">
            <text:p>Social Compass (Onli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92</text:p>
          </table:table-cell>
          <table:table-cell office:value-type="string">
            <text:p>SERVIÇO SOCIAL <text:s text:c="35"/></text:p>
          </table:table-cell>
          <table:table-cell office:value-type="string">
            <text:p>Sociedade e Estado (UnB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9869</text:p>
          </table:table-cell>
          <table:table-cell office:value-type="string">
            <text:p>SERVIÇO SOCIAL <text:s text:c="35"/></text:p>
          </table:table-cell>
          <table:table-cell office:value-type="string">
            <text:p>Sociedade em Debate (UCPel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4522</text:p>
          </table:table-cell>
          <table:table-cell office:value-type="string">
            <text:p>SERVIÇO SOCIAL <text:s text:c="35"/></text:p>
          </table:table-cell>
          <table:table-cell office:value-type="string">
            <text:p>Sociologias (UFRGS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4765</text:p>
          </table:table-cell>
          <table:table-cell office:value-type="string">
            <text:p>SERVIÇO SOCIAL <text:s text:c="35"/></text:p>
          </table:table-cell>
          <table:table-cell office:value-type="string">
            <text:p>Somanlu (UFAM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80X</text:p>
          </table:table-cell>
          <table:table-cell office:value-type="string">
            <text:p>SERVIÇO SOCIAL <text:s text:c="35"/></text:p>
          </table:table-cell>
          <table:table-cell office:value-type="string">
            <text:p>Superando Desafi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3697</text:p>
          </table:table-cell>
          <table:table-cell office:value-type="string">
            <text:p>SERVIÇO SOCIAL <text:s text:c="35"/></text:p>
          </table:table-cell>
          <table:table-cell office:value-type="string">
            <text:p>TD. Teoria e Deba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6-2863</text:p>
          </table:table-cell>
          <table:table-cell office:value-type="string">
            <text:p>SERVIÇO SOCIAL <text:s text:c="35"/></text:p>
          </table:table-cell>
          <table:table-cell office:value-type="string">
            <text:p>Temas de Trabajo Soci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89X</text:p>
          </table:table-cell>
          <table:table-cell office:value-type="string">
            <text:p>SERVIÇO SOCIAL <text:s text:c="35"/></text:p>
          </table:table-cell>
          <table:table-cell office:value-type="string">
            <text:p>Temas em Psicologia (Ribeirão Pret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089</text:p>
          </table:table-cell>
          <table:table-cell office:value-type="string">
            <text:p>SERVIÇO SOCIAL <text:s text:c="35"/></text:p>
          </table:table-cell>
          <table:table-cell office:value-type="string">
            <text:p>Tempo da Ciência (UNIOES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69X</text:p>
          </table:table-cell>
          <table:table-cell office:value-type="string">
            <text:p>SERVIÇO SOCIAL <text:s text:c="35"/></text:p>
          </table:table-cell>
          <table:table-cell office:value-type="string">
            <text:p>Tempo e Presenç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704</text:p>
          </table:table-cell>
          <table:table-cell office:value-type="string">
            <text:p>SERVIÇO SOCIAL <text:s text:c="35"/></text:p>
          </table:table-cell>
          <table:table-cell office:value-type="string">
            <text:p>Tempo. Revista do Departamento de História da UFF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7934</text:p>
          </table:table-cell>
          <table:table-cell office:value-type="string">
            <text:p>SERVIÇO SOCIAL <text:s text:c="35"/></text:p>
          </table:table-cell>
          <table:table-cell office:value-type="string">
            <text:p>Temporalis (Brasíl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707</text:p>
          </table:table-cell>
          <table:table-cell office:value-type="string">
            <text:p>SERVIÇO SOCIAL <text:s text:c="35"/></text:p>
          </table:table-cell>
          <table:table-cell office:value-type="string">
            <text:p>Texto &amp; Contexto Enfermagem (UFSC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509</text:p>
          </table:table-cell>
          <table:table-cell office:value-type="string">
            <text:p>SERVIÇO SOCIAL <text:s text:c="35"/></text:p>
          </table:table-cell>
          <table:table-cell office:value-type="string">
            <text:p>Textos &amp; Contextos (Porto Alegr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987</text:p>
          </table:table-cell>
          <table:table-cell office:value-type="string">
            <text:p>SERVIÇO SOCIAL <text:s text:c="35"/></text:p>
          </table:table-cell>
          <table:table-cell office:value-type="string">
            <text:p>Textos e Debates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5928</text:p>
          </table:table-cell>
          <table:table-cell office:value-type="string">
            <text:p>SERVIÇO SOCIAL <text:s text:c="35"/></text:p>
          </table:table-cell>
          <table:table-cell office:value-type="string">
            <text:p>Textos sobre Envelhecimento (UERJ) (Cessou em 2005. Cont. ISSN 1809-9823 Revista Brasileira de Geriatria e Gerontologia (Impresso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9126</text:p>
          </table:table-cell>
          <table:table-cell office:value-type="string">
            <text:p>SERVIÇO SOCIAL <text:s text:c="35"/></text:p>
          </table:table-cell>
          <table:table-cell office:value-type="string">
            <text:p>Textual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9629</text:p>
          </table:table-cell>
          <table:table-cell office:value-type="string">
            <text:p>SERVIÇO SOCIAL <text:s text:c="35"/></text:p>
          </table:table-cell>
          <table:table-cell office:value-type="string">
            <text:p>The American Journal of the Medical Scienc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3219</text:p>
          </table:table-cell>
          <table:table-cell office:value-type="string">
            <text:p>SERVIÇO SOCIAL <text:s text:c="35"/></text:p>
          </table:table-cell>
          <table:table-cell office:value-type="string">
            <text:p>The Angle Orthodontist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486-6134</text:p>
          </table:table-cell>
          <table:table-cell office:value-type="string">
            <text:p>SERVIÇO SOCIAL <text:s text:c="35"/></text:p>
          </table:table-cell>
          <table:table-cell office:value-type="string">
            <text:p>The Review of Radical Political Econo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416</text:p>
          </table:table-cell>
          <table:table-cell office:value-type="string">
            <text:p>SERVIÇO SOCIAL <text:s text:c="35"/></text:p>
          </table:table-cell>
          <table:table-cell office:value-type="string">
            <text:p>The Spanish Journal of Psych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1007</text:p>
          </table:table-cell>
          <table:table-cell office:value-type="string">
            <text:p>SERVIÇO SOCIAL <text:s text:c="35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851</text:p>
          </table:table-cell>
          <table:table-cell office:value-type="string">
            <text:p>SERVIÇO SOCIAL <text:s text:c="35"/></text:p>
          </table:table-cell>
          <table:table-cell office:value-type="string">
            <text:p>Transversões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3426</text:p>
          </table:table-cell>
          <table:table-cell office:value-type="string">
            <text:p>SERVIÇO SOCIAL <text:s text:c="35"/></text:p>
          </table:table-cell>
          <table:table-cell office:value-type="string">
            <text:p>Tributação em Revist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85X</text:p>
          </table:table-cell>
          <table:table-cell office:value-type="string">
            <text:p>SERVIÇO SOCIAL <text:s text:c="35"/></text:p>
          </table:table-cell>
          <table:table-cell office:value-type="string">
            <text:p>Trieb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8065</text:p>
          </table:table-cell>
          <table:table-cell office:value-type="string">
            <text:p>SERVIÇO SOCIAL <text:s text:c="35"/></text:p>
          </table:table-cell>
          <table:table-cell office:value-type="string">
            <text:p>UFES Cidadã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2571</text:p>
          </table:table-cell>
          <table:table-cell office:value-type="string">
            <text:p>SERVIÇO SOCIAL <text:s text:c="35"/></text:p>
          </table:table-cell>
          <table:table-cell office:value-type="string">
            <text:p>UNIMONTES Científ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1779</text:p>
          </table:table-cell>
          <table:table-cell office:value-type="string">
            <text:p>SERVIÇO SOCIAL <text:s text:c="35"/></text:p>
          </table:table-cell>
          <table:table-cell office:value-type="string">
            <text:p>Universidade e Sociedade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5731</text:p>
          </table:table-cell>
          <table:table-cell office:value-type="string">
            <text:p>SERVIÇO SOCIAL <text:s text:c="35"/></text:p>
          </table:table-cell>
          <table:table-cell office:value-type="string">
            <text:p>Urdimento (UD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16-5216</text:p>
          </table:table-cell>
          <table:table-cell office:value-type="string">
            <text:p>SERVIÇO SOCIAL <text:s text:c="35"/></text:p>
          </table:table-cell>
          <table:table-cell office:value-type="string">
            <text:p>Utopía y Praxis Latinoameric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3370</text:p>
          </table:table-cell>
          <table:table-cell office:value-type="string">
            <text:p>SERVIÇO SOCIAL <text:s text:c="35"/></text:p>
          </table:table-cell>
          <table:table-cell office:value-type="string">
            <text:p>Vanguardia Dossie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61X</text:p>
          </table:table-cell>
          <table:table-cell office:value-type="string">
            <text:p>SERVIÇO SOCIAL <text:s text:c="35"/></text:p>
          </table:table-cell>
          <table:table-cell office:value-type="string">
            <text:p>Verinotio (Belo Horizont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843</text:p>
          </table:table-cell>
          <table:table-cell office:value-type="string">
            <text:p>SERVIÇO SOCIAL <text:s text:c="35"/></text:p>
          </table:table-cell>
          <table:table-cell office:value-type="string">
            <text:p>Vértices (Campos dos Goitacaze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4341</text:p>
          </table:table-cell>
          <table:table-cell office:value-type="string">
            <text:p>SERVIÇO SOCIAL <text:s text:c="35"/></text:p>
          </table:table-cell>
          <table:table-cell office:value-type="string">
            <text:p>Vibrant (Florianópol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3064</text:p>
          </table:table-cell>
          <table:table-cell office:value-type="string">
            <text:p>SERVIÇO SOCIAL <text:s text:c="35"/></text:p>
          </table:table-cell>
          <table:table-cell office:value-type="string">
            <text:p>Vivencia (UFRN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1636</text:p>
          </table:table-cell>
          <table:table-cell office:value-type="string">
            <text:p>SERVIÇO SOCIAL <text:s text:c="35"/></text:p>
          </table:table-cell>
          <table:table-cell office:value-type="string">
            <text:p>Vivências (URI. Erech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0-4049</text:p>
          </table:table-cell>
          <table:table-cell office:value-type="string">
            <text:p>SERVIÇO SOCIAL <text:s text:c="35"/></text:p>
          </table:table-cell>
          <table:table-cell office:value-type="string">
            <text:p>Vlaams marxistisch Tijdschrift - VM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9-8019</text:p>
          </table:table-cell>
          <table:table-cell office:value-type="string">
            <text:p>SERVIÇO SOCIAL <text:s text:c="35"/></text:p>
          </table:table-cell>
          <table:table-cell office:value-type="string">
            <text:p>Zona Franca (Rosari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23:52</dc:date>
    <dc:creator>Marco Silva</dc:creator>
    <meta:document-statistic meta:table-count="1" meta:cell-count="2294" meta:object-count="0"/>
    <meta:generator>OpenOffice.org/3.2$Unix OpenOffice.org_project/320m12$Build-9483</meta:generator>
  </office:meta>
</office:document-meta>
</file>